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2"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3"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4"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6" style:family="paragraph" style:parent-style-name="arj-code">
      <style:paragraph-properties fo:margin-left="0in" fo:margin-right="0in" fo:text-indent="0in" style:auto-text-indent="false"/>
    </style:style>
    <style:style style:name="P17" style:family="paragraph" style:parent-style-name="Footer">
      <style:paragraph-properties fo:margin-left="-0.0138in" fo:margin-right="0in" fo:text-indent="0in" style:auto-text-indent="false"/>
    </style:style>
    <style:style style:name="P18"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19"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0"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style>
    <style:style style:name="P21"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2" style:family="paragraph" style:parent-style-name="Standard">
      <style:paragraph-properties fo:margin-top="0.1945in" fo:margin-bottom="0.1665in"/>
    </style:style>
    <style:style style:name="P23" style:family="paragraph" style:parent-style-name="arj-table-par">
      <style:paragraph-properties fo:margin-top="0in" fo:margin-bottom="0in" style:snap-to-layout-grid="false"/>
    </style:style>
    <style:style style:name="P24" style:family="paragraph" style:parent-style-name="arj-table-par">
      <style:paragraph-properties fo:margin-top="0in" fo:margin-bottom="0in" style:snap-to-layout-grid="false"/>
      <style:text-properties fo:language="fr" fo:country="FR"/>
    </style:style>
    <style:style style:name="P25" style:family="paragraph" style:parent-style-name="arj-table-par">
      <style:paragraph-properties fo:margin-top="0in" fo:margin-bottom="0in" style:snap-to-layout-grid="false"/>
      <style:text-properties style:font-weight-complex="bold"/>
    </style:style>
    <style:style style:name="P26" style:family="paragraph" style:parent-style-name="arj-chaptertitle">
      <style:paragraph-properties fo:margin-top="0in" fo:margin-bottom="0in"/>
    </style:style>
    <style:style style:name="P27" style:family="paragraph" style:parent-style-name="arj-code">
      <style:paragraph-properties fo:margin-top="0in" fo:margin-bottom="0in"/>
    </style:style>
    <style:style style:name="P28" style:family="paragraph" style:parent-style-name="arj-table-par">
      <style:paragraph-properties fo:margin-top="0.1945in" fo:margin-bottom="0in"/>
    </style:style>
    <style:style style:name="P29" style:family="paragraph" style:parent-style-name="Heading_20_1">
      <style:text-properties fo:language="en" fo:country="GB"/>
    </style:style>
    <style:style style:name="P30" style:family="paragraph" style:parent-style-name="arj-paragraph">
      <style:text-properties fo:language="en" fo:country="GB"/>
    </style:style>
    <style:style style:name="P31" style:family="paragraph" style:parent-style-name="arj-chaptertitle">
      <style:paragraph-properties fo:margin-top="0.1654in" fo:margin-bottom="0.2319in"/>
    </style:style>
    <style:style style:name="P32" style:family="paragraph" style:parent-style-name="arj-chaptertitle">
      <style:paragraph-properties fo:margin-top="0.1654in" fo:margin-bottom="0.2319in"/>
      <style:text-properties fo:language="en" fo:country="US"/>
    </style:style>
    <style:style style:name="P33" style:family="paragraph" style:parent-style-name="Standard">
      <style:paragraph-properties fo:margin-left="0.7957in" fo:margin-right="0in" fo:margin-top="0in" fo:margin-bottom="0in" fo:text-align="start" style:justify-single-word="false" fo:orphans="0" fo:widows="0" fo:text-indent="0in" style:auto-text-indent="false" style:text-autospace="none"/>
      <style:text-properties style:font-name="Times New Roman" fo:font-size="11pt" style:font-size-asian="11pt" style:font-size-complex="11pt"/>
    </style:style>
    <style:style style:name="P34" style:family="paragraph" style:parent-style-name="Standard">
      <style:text-properties fo:language="en" fo:country="GB"/>
    </style:style>
    <style:style style:name="P35" style:family="paragraph" style:parent-style-name="Index_20_2">
      <style:paragraph-properties>
        <style:tab-stops>
          <style:tab-stop style:position="6.4984in" style:type="right" style:leader-style="dotted" style:leader-text="."/>
        </style:tab-stops>
      </style:paragraph-properties>
    </style:style>
    <style:style style:name="P36" style:family="paragraph" style:parent-style-name="Index_20_1">
      <style:paragraph-properties>
        <style:tab-stops>
          <style:tab-stop style:position="6.6374in" style:type="right" style:leader-style="dotted" style:leader-text="."/>
        </style:tab-stops>
      </style:paragraph-properties>
    </style:style>
    <style:style style:name="P3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8" style:family="paragraph" style:parent-style-name="Contents_20_2">
      <style:paragraph-properties>
        <style:tab-stops>
          <style:tab-stop style:position="6.5307in" style:type="right" style:leader-style="dotted" style:leader-text="."/>
        </style:tab-stops>
      </style:paragraph-properties>
    </style:style>
    <style:style style:name="P39" style:family="paragraph" style:parent-style-name="Contents_20_4">
      <style:paragraph-properties>
        <style:tab-stops>
          <style:tab-stop style:position="6.1138in" style:type="right" style:leader-style="dotted" style:leader-text="."/>
        </style:tab-stops>
      </style:paragraph-properties>
    </style:style>
    <style:style style:name="P40" style:family="paragraph" style:parent-style-name="Heading_20_2">
      <style:paragraph-properties fo:margin-top="0in" fo:margin-bottom="0.1945in"/>
    </style:style>
    <style:style style:name="P41" style:family="paragraph" style:parent-style-name="Heading_20_2">
      <style:paragraph-properties fo:margin-top="0.1665in" fo:margin-bottom="0.1945in"/>
    </style:style>
    <style:style style:name="P42" style:family="paragraph" style:parent-style-name="Heading_20_2">
      <style:paragraph-properties fo:margin-left="0.748in" fo:margin-right="0in" fo:text-indent="0in" style:auto-text-indent="false"/>
    </style:style>
    <style:style style:name="P43" style:family="paragraph" style:parent-style-name="Heading_20_2">
      <style:paragraph-properties fo:margin-top="0.1665in" fo:margin-bottom="0in"/>
      <style:text-properties fo:language="en" fo:country="GB"/>
    </style:style>
    <style:style style:name="P44" style:family="paragraph" style:parent-style-name="Heading_20_3">
      <style:paragraph-properties fo:margin-top="0.1665in" fo:margin-bottom="0.1945in"/>
    </style:style>
    <style:style style:name="P45" style:family="paragraph" style:parent-style-name="Heading_20_3">
      <style:paragraph-properties fo:margin-top="0in" fo:margin-bottom="0.1945in"/>
    </style:style>
    <style:style style:name="P46" style:family="paragraph" style:parent-style-name="arj-bullet">
      <style:paragraph-properties fo:margin-top="0in" fo:margin-bottom="0in"/>
    </style:style>
    <style:style style:name="P47" style:family="paragraph" style:parent-style-name="arj-bullet">
      <style:paragraph-properties fo:margin-left="1.3165in" fo:margin-right="0in" fo:text-indent="-0.248in" style:auto-text-indent="false"/>
    </style:style>
    <style:style style:name="P48" style:family="paragraph" style:parent-style-name="arj-chapternumber" style:master-page-name="Convert_20_3">
      <style:paragraph-properties style:page-number="auto"/>
    </style:style>
    <style:style style:name="P49" style:family="paragraph" style:parent-style-name="arj-chapter-nonumber" style:master-page-name="Convert_20_2">
      <style:paragraph-properties style:page-number="auto"/>
    </style:style>
    <style:style style:name="P50" style:family="paragraph" style:parent-style-name="arj-numlist">
      <style:paragraph-properties fo:margin-top="0.1945in" fo:margin-bottom="0in"/>
    </style:style>
    <style:style style:name="P51" style:family="paragraph" style:parent-style-name="arj-numlist">
      <style:paragraph-properties fo:margin-top="0in" fo:margin-bottom="0.1945in"/>
    </style:style>
    <style:style style:name="P52" style:family="paragraph" style:parent-style-name="arj-title" style:master-page-name="First_20_Page">
      <style:paragraph-properties style:page-number="1"/>
    </style:style>
    <style:style style:name="P53" style:family="paragraph" style:parent-style-name="bl">
      <style:paragraph-properties fo:margin-left="1.3165in" fo:margin-right="0in" fo:text-indent="-0.248in" style:auto-text-indent="false"/>
    </style:style>
    <style:style style:name="T1" style:family="text">
      <style:text-properties fo:font-weight="normal" style:font-weight-asian="normal"/>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font-size-complex="11pt"/>
    </style:style>
    <style:style style:name="T6" style:family="text">
      <style:text-properties fo:font-size="10pt" style:font-size-asian="10pt"/>
    </style:style>
    <style:style style:name="T7" style:family="text">
      <style:text-properties style:font-name="Courier New"/>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fo:font-size="10pt" fo:font-style="normal" style:font-size-asian="10pt" style:font-style-asian="normal" style:font-name-complex="Courier New" style:font-style-complex="normal"/>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fo:color="#000000" style:font-name="Monaco" fo:font-size="8pt" style:font-size-asian="8pt" style:font-size-complex="11pt" style:language-complex="zxx" style:country-complex="none"/>
    </style:style>
    <style:style style:name="T20" style:family="text">
      <style:text-properties fo:color="#000000" style:font-name="Monaco" fo:font-size="8pt" fo:font-style="italic" style:font-size-asian="8pt" style:font-style-asian="italic" style:font-size-complex="11pt" style:language-complex="zxx" style:country-complex="none"/>
    </style:style>
    <style:style style:name="T21" style:family="text">
      <style:text-properties fo:color="#7f0055" style:font-name="Monaco" fo:font-size="8pt" fo:font-weight="bold" style:font-size-asian="8pt" style:font-weight-asian="bold" style:font-size-complex="11pt" style:language-complex="zxx" style:country-complex="none"/>
    </style:style>
    <style:style style:name="T22" style:family="text">
      <style:text-properties fo:color="#0000c0" style:font-name="Monaco" fo:font-size="8pt" style:font-size-asian="8pt" style:font-size-complex="11pt" style:language-complex="zxx" style:country-complex="none"/>
    </style:style>
    <style:style style:name="T23" style:family="text">
      <style:text-properties fo:color="#0000c0" style:font-name="Monaco" fo:font-size="8pt" fo:font-style="italic" style:font-size-asian="8pt" style:font-style-asian="italic" style:font-size-complex="11pt" style:language-complex="zxx" style:country-complex="none"/>
    </style:style>
    <style:style style:name="T24" style:family="text">
      <style:text-properties fo:color="#3f5fbf" style:font-name="Monaco" fo:font-size="8pt" style:font-size-asian="8pt" style:font-size-complex="11pt" style:language-complex="zxx" style:country-complex="none"/>
    </style:style>
    <style:style style:name="T25" style:family="text">
      <style:text-properties fo:color="#7f9fbf" style:font-name="Monaco" fo:font-size="8pt" fo:font-weight="bold" style:font-size-asian="8pt" style:font-weight-asian="bold" style:font-size-complex="11pt" style:language-complex="zxx" style:country-complex="none"/>
    </style:style>
    <style:style style:name="T26" style:family="text">
      <style:text-properties fo:color="#2a00ff" style:font-name="Monaco" fo:font-size="8pt" style:font-size-asian="8pt" style:font-size-complex="11pt" style:language-complex="zxx" style:country-complex="none"/>
    </style:style>
    <style:style style:name="T27" style:family="text">
      <style:text-properties fo:color="#2a00ff" style:font-name="Monaco1" fo:font-size="10pt" style:font-name-asian="Monaco1" style:font-size-asian="10pt" style:font-name-complex="Monaco1" style:font-size-complex="10pt"/>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style:font-name="Courier New1" fo:font-size="10pt" style:font-size-asian="10pt" style:font-size-complex="10pt"/>
    </style:style>
    <style:style style:name="T30" style:family="text">
      <style:text-properties fo:font-style="normal" style:font-style-asian="normal" style:font-style-complex="normal"/>
    </style:style>
    <style:style style:name="T31" style:family="text">
      <style:text-properties fo:font-weight="bold" style:font-weight-asian="bold" style:font-weight-complex="bold"/>
    </style:style>
    <style:style style:name="T32" style:family="text"/>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2"/>
      <text:p text:style-name="arj-title"/>
      <text:p text:style-name="arj-title"/>
      <text:p text:style-name="arj-title"/>
      <text:p text:style-name="arj-title"/>
      <text:p text:style-name="arj-title"><text:bookmark-start text:name="prodname"/><text:text-input text:description="prodname">JBoss Transactions API 4.10.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10-02-23T14:28:55">2/23/10</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2-23T14:28:55">2010</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37"><text:line-break/>About This Guide<text:tab/>5</text:p>
          <text:p text:style-name="P38">What This Guide Contains<text:tab/>5</text:p>
          <text:p text:style-name="P38">Audience<text:tab/>5</text:p>
          <text:p text:style-name="P38">Prerequisites<text:tab/>5</text:p>
          <text:p text:style-name="P38">Organization<text:tab/>5</text:p>
          <text:p text:style-name="P38">Documentation Conventions<text:tab/>6</text:p>
          <text:p text:style-name="P38">Additional Documentation<text:tab/>6</text:p>
          <text:p text:style-name="P38">Contacting Us<text:tab/>7</text:p>
          <text:p text:style-name="P37">An introduction to the JTA<text:tab/>8</text:p>
          <text:p text:style-name="P38">The Java Transaction API<text:tab/>8</text:p>
          <text:p text:style-name="P37">Transactions<text:tab/>9</text:p>
          <text:p text:style-name="P38">The API<text:tab/>9</text:p>
          <text:p text:style-name="P38">UserTransaction<text:tab/>9</text:p>
          <text:p text:style-name="P38">TransactionManager<text:tab/>10</text:p>
          <text:p text:style-name="P38">Suspending and resuming a transaction<text:tab/>11</text:p>
          <text:p text:style-name="P38">The Transaction interface<text:tab/>11</text:p>
          <text:p text:style-name="P38">Resource enlistment<text:tab/>12</text:p>
          <text:p text:style-name="P38">Transaction synchronization<text:tab/>13</text:p>
          <text:p text:style-name="P38">Transaction equality<text:tab/>13</text:p>
          <text:p text:style-name="P38">TransactionSynchronizationRegistry<text:tab/>13</text:p>
          <text:p text:style-name="P37">The Resource Manager<text:tab/>15</text:p>
          <text:p text:style-name="P38">The XAResource interface<text:tab/>15</text:p>
          <text:p text:style-name="P38">Extended XAResource control<text:tab/>16</text:p>
          <text:p text:style-name="P39">Enlisting multiple one-phase aware resources<text:tab/>16</text:p>
          <text:p text:style-name="P38">Opening a Resource Manager<text:tab/>17</text:p>
          <text:p text:style-name="P38">Closing a Resource Manager<text:tab/>18</text:p>
          <text:p text:style-name="P38">Threads of control<text:tab/>18</text:p>
          <text:p text:style-name="P38">Transaction association<text:tab/>18</text:p>
          <text:p text:style-name="P38">Externally controlled connections<text:tab/>19</text:p>
          <text:p text:style-name="P38">Resource sharing<text:tab/>19</text:p>
          <text:p text:style-name="P38">Local and global transactions<text:tab/>20</text:p>
          <text:p text:style-name="P38">Transaction timeouts<text:tab/>20</text:p>
          <text:p text:style-name="P38">Dynamic Registration<text:tab/>21</text:p>
          <text:p text:style-name="P37">Transaction recovery<text:tab/>22</text:p>
          <text:p text:style-name="P38">Failure recovery<text:tab/>22</text:p>
          <text:p text:style-name="P38">Recovering XAConnections<text:tab/>23</text:p>
          <text:p text:style-name="P38">Alternative to XAResourceRecovery<text:tab/>24</text:p>
          <text:p text:style-name="P38">Shipped XAResourceRecovery implementations<text:tab/>25</text:p>
          <text:p text:style-name="P37">JDBC and transactions<text:tab/>27</text:p>
          <text:p text:style-name="P38">Using the transactional JDBC driver<text:tab/>27</text:p>
          <text:p text:style-name="P38">Managing transactions<text:tab/>27</text:p>
          <text:p text:style-name="P38">Restrictions<text:tab/>27</text:p>
          <text:p text:style-name="P38">Transactional drivers<text:tab/>27</text:p>
          <text:p text:style-name="P38">Loading drivers<text:tab/>28</text:p>
          <text:p text:style-name="P38">Connections<text:tab/>28</text:p>
          <text:p text:style-name="P38">Making the connection<text:tab/>28</text:p>
          <text:p text:style-name="P38">JDBC<text:tab/>29</text:p>
          <text:p text:style-name="P38">XADataSources<text:tab/>29</text:p>
          <text:p text:style-name="P38">Java Naming and Directory Interface (JNDI)<text:tab/>29</text:p>
          <text:p text:style-name="P38">Dynamic class instantiation<text:tab/>30</text:p>
          <text:p text:style-name="P38">Using the connection<text:tab/>31</text:p>
          <text:p text:style-name="P38">Connection pooling<text:tab/>32</text:p>
          <text:p text:style-name="P38">Reusing connections<text:tab/>32</text:p>
          <text:p text:style-name="P38">Terminating the transaction<text:tab/>32</text:p>
          <text:p text:style-name="P38">AutoCommit<text:tab/>32</text:p>
          <text:p text:style-name="P38">Setting isolation levels<text:tab/>32</text:p>
          <text:p text:style-name="P37">Examples<text:tab/>33</text:p>
          <text:p text:style-name="P38">JDBC example<text:tab/>33</text:p>
          <text:p text:style-name="P38">Failure recovery example with BasicXARecovery<text:tab/>35</text:p>
          <text:p text:style-name="P37">Configuring JBossJTA<text:tab/>39</text:p>
          <text:p text:style-name="P38"><text:soft-page-break/>Configuration loading mechanism<text:tab/>39</text:p>
          <text:p text:style-name="P38">Configuration options<text:tab/>39</text:p>
          <text:p text:style-name="P37">Using JBossJTA in application servers<text:tab/>40</text:p>
          <text:p text:style-name="P38">JBOSS Application Server<text:tab/>40</text:p>
          <text:p text:style-name="P38">Configuration<text:tab/>40</text:p>
          <text:p text:style-name="P39">Service Configuration<text:tab/>40</text:p>
          <text:p text:style-name="P38">Logging<text:tab/>40</text:p>
          <text:p text:style-name="P38">The services<text:tab/>40</text:p>
          <text:p text:style-name="P38">Ensuring Transactional Context is Propagated to the Server<text:tab/>41</text:p>
          <text:p text:style-name="P37">Index<text:tab/>42</text:p>
        </text:index-body>
      </text:table-of-content>
      <text:p text:style-name="P49"/>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9.0</text:bookmark-ref> (JBossJTA).</text:p>
      <text:p text:style-name="Heading_20_1">Audience</text:p>
      <text:p text:style-name="arj-paragraph">This guide is most relevant to engineers who are responsible for administering <text:bookmark-ref text:reference-format="text" text:ref-name="prodname">JBoss Transactions API 4.9.0</text:bookmark-ref> installations.</text:p>
      <text:p text:style-name="Heading_20_1">Prerequisites</text:p>
      <text:p text:style-name="P30">Knowledge of JTA and JDBC.</text:p>
      <text:p text:style-name="Heading_20_1">Organization</text:p>
      <text:p text:style-name="arj-paragraph">This guide contains the following chapters:</text:p>
      <text:list xml:id="list1831534442"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53"/>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3">Convention</text:p>
          </table:table-cell>
          <table:table-cell table:style-name="Table1.B1" office:value-type="string">
            <text:p text:style-name="P23">Description</text:p>
          </table:table-cell>
        </table:table-row>
        <table:table-row table:style-name="Table1.1">
          <table:table-cell table:style-name="Table1.A2" office:value-type="string">
            <text:p text:style-name="P23"><text:span text:style-name="arj-emphasis">Italic</text:span></text:p>
          </table:table-cell>
          <table:table-cell table:style-name="Table1.B2" office:value-type="string">
            <text:p text:style-name="P2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3"><text:span text:style-name="arj-bold">Bold</text:span></text:p>
          </table:table-cell>
          <table:table-cell table:style-name="Table1.B2" office:value-type="string">
            <text:p text:style-name="P23">Emphasizes items of particular importance.</text:p>
          </table:table-cell>
        </table:table-row>
        <table:table-row table:style-name="Table1.1">
          <table:table-cell table:style-name="Table1.A2" office:value-type="string">
            <text:p text:style-name="P23"><text:span text:style-name="arj-codechar">Code</text:span></text:p>
          </table:table-cell>
          <table:table-cell table:style-name="Table1.B2" office:value-type="string">
            <text:p text:style-name="P23">Text that represents programming code.</text:p>
          </table:table-cell>
        </table:table-row>
        <table:table-row table:style-name="Table1.1">
          <table:table-cell table:style-name="Table1.A2" office:value-type="string">
            <text:p text:style-name="P23"><text:span text:style-name="arj-function">Function | Function</text:span></text:p>
          </table:table-cell>
          <table:table-cell table:style-name="Table1.B2" office:value-type="string">
            <text:p text:style-name="P23">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3">(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28"><text:span text:style-name="arj-codechar">persistPolicy (Never | OnTimer | OnUpdate | NoMoreOftenThan)</text:span></text:p>
          </table:table-cell>
        </table:table-row>
        <table:table-row table:style-name="Table1.1">
          <table:table-cell table:style-name="Table1.A7" office:value-type="string">
            <text:p text:style-name="P2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8">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9.0</text:bookmark-ref> documentation set:</text:p>
      <text:list xml:id="list1144648841" text:continue-list="list1831534442" text:style-name="WW8Num26">
        <text:list-item text:start-value="1">
          <text:p text:style-name="arj-bullet"><text:span text:style-name="T2"><text:bookmark-ref text:reference-format="text" text:ref-name="prodname">JBoss Transactions API 4.9.0</text:bookmark-ref></text:span> <text:span text:style-name="arj-emphasis">Release Notes</text:span>: <text:s/>Provides late-breaking information about <text:bookmark-ref text:reference-format="text" text:ref-name="prodname">JBoss Transactions API 4.9.0</text:bookmark-ref>.</text:p>
        </text:list-item>
        <text:list-item>
          <text:p text:style-name="arj-bullet"><text:span text:style-name="T2"><text:bookmark-ref text:reference-format="text" text:ref-name="prodname">JBoss Transactions API 4.9.0</text:bookmark-ref></text:span> <text:span text:style-name="arj-emphasis">Installation Guide</text:span>: <text:s/>This guide provides instructions for installing <text:bookmark-ref text:reference-format="text" text:ref-name="prodname">JBoss Transactions API 4.9.0</text:bookmark-ref>.</text:p>
        </text:list-item>
        <text:list-item>
          <text:p text:style-name="arj-bullet"><text:soft-page-break/><text:span text:style-name="T2"><text:bookmark-ref text:reference-format="text" text:ref-name="prodname">JBoss Transactions API 4.9.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9.0</text:bookmark-ref>should be directed to our support team.</text:p>
      <text:p text:style-name="arj-paragraph"/>
      <text:list xml:id="list1292776506" text:style-name="WW8Num30">
        <text:list-item text:start-value="1">
          <text:p text:style-name="P48"><text:bookmark-start text:name="_Ref42233642"/></text:p>
        </text:list-item>
      </text:list>
      <text:p text:style-name="P32"><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xml:id="list2152004644" text:continue-list="list1144648841" text:style-name="WW8Num26">
        <text:list-item text:start-value="1">
          <text:p text:style-name="arj-bullet"><text:span text:style-name="T3">application server</text:span>: which provides the infrastructure required to support the application run-time environment which includes transaction state management, e.g., an EJB server.</text:p>
        </text:list-item>
        <text:list-item>
          <text:p text:style-name="arj-bullet"><text:span text:style-name="T3">transaction manager</text:span>: provides the services and management functions required to support transaction demarcation, transactional resource management, synchronisation and transaction context propagation.</text:p>
        </text:list-item>
        <text:list-item>
          <text:p text:style-name="P46"><text:span text:style-name="T3">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3">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xml:id="list1443546529" text:style-name="WW8Num17">
        <text:list-item>
          <text:p text:style-name="arj-note"><text:alphabetical-index-mark text:string-value="JBoss Transactions compliance"/>the JTA support provided by <text:span text:style-name="T4">JBossJTA </text:span>is compliant with the 1.1 specification.</text:p>
        </text:list-item>
      </text:list>
      <text:list xml:id="list1807246697" text:continue-list="list1292776506" text:style-name="WW8Num30">
        <text:list-item text:start-value="1">
          <text:p text:style-name="arj-chapternumber"><text:bookmark-start text:name="_Ref42233638"/></text:p>
        </text:list-item>
      </text:list>
      <text:p text:style-name="P31"><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8">javax.transaction</text:span> package, and the corresponding<text:alphabetical-index-mark text:string-value="Package"/> <text:span text:style-name="T4">JBossJTA </text:span>implementations within the <text:span text:style-name="T8">com.arjuna.ats.jta</text:span> package.</text:p>
      <text:list xml:id="list1401281066"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CoreEnvironmentBean<text:span text:style-name="T12">.nodeIdentifier</text:span> property. You must make sure this value is unique across your JBossTS instances. The contents of this should be alphanumeric and not exceed 10 bytes in length. If you do not provide a value, then JBossTS will fabricate one and report the value via the logging infrastructure.</text:p>
        </text:list-item>
      </text:list>
      <text:h text:style-name="P40" text:outline-level="2">UserTransaction</text:h>
      <text:p text:style-name="arj-paragraph"><text:alphabetical-index-mark text:string-value="UserTransaction"/>The <text:span text:style-name="T8">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8">begin</text:span> throws the <text:span text:style-name="T8">NotSupportedException</text:span><text:span text:style-name="T14"> </text:span>when the calling thread is already associated with a transaction. <text:span text:style-name="T8">UserTransaction</text:span> automatically associates newly created transactions with the invoking thread.</text:p>
      <text:list xml:id="list1507054820" text:continue-list="list1443546529" text:style-name="WW8Num17">
        <text:list-item text:start-value="1">
          <text:p text:style-name="arj-note">In <text:span text:style-name="T4">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xml:id="list1305324643" text:style-name="WW8Num20">
        <text:list-item>
          <text:p text:style-name="P50">make sure the property JTAEnvironmentBean.jtaTMImplementation is set to com.arjuna.ats.internal.jta.transaction.arjunacore.TransactionManagerImple.</text:p>
        </text:list-item>
        <text:list-item>
          <text:p text:style-name="P51">make sure the property JTAEnvironmentBean.jtaUTImplementation is set to com.arjuna.ats.internal.jta.transaction.arjunacore.UserTransactionImple.</text:p>
        </text:list-item>
      </text:list>
      <text:h text:style-name="P40" text:outline-level="2"><text:soft-page-break/></text:h>
      <text:h text:style-name="P40" text:outline-level="2">TransactionManager</text:h>
      <text:p text:style-name="arj-paragraph"><text:alphabetical-index-mark text:string-value="TransactionManager"/>The <text:span text:style-name="T8">TransactionManager</text:span><text:span text:style-name="T14"> </text:span>interface allows the application server to control transaction boundaries on behalf of the application being managed.</text:p>
      <text:list xml:id="list487736001" text:continue-list="list1507054820" text:style-name="WW8Num17">
        <text:list-item text:start-value="1">
          <text:p text:style-name="arj-note">In <text:span text:style-name="T4">JBossJTA</text:span>, transaction manager implementations can be obtained from the static <text:span text:style-name="T7">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8">Transaction</text:span><text:span text:style-name="T14"> </text:span>object, which can be used to perform operations which are specific to the target transaction, regardless of the calling thread’s transaction context.</text:p>
      <text:p text:style-name="arj-paragraph">The <text:span text:style-name="T8">begin</text:span><text:span text:style-name="T14"> </text:span>method of <text:span text:style-name="T8">TransactionManager</text:span> starts a new top-level transaction and associates the transaction context with the calling thread. If the calling thread is already associated with a transaction then it throws the <text:span text:style-name="T8">NotSupportedException</text:span>.</text:p>
      <text:p text:style-name="arj-paragraph"><text:soft-page-break/>The <text:span text:style-name="T8">getTransaction</text:span><text:span text:style-name="T14"> </text:span>method returns the <text:span text:style-name="T8">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8">commit</text:span><text:span text:style-name="T14"> </text:span>method is used to complete the transaction currently associated with the calling thread. After it<text:span text:style-name="T14"> </text:span>returns, the calling thread is associated with no transaction. If <text:span text:style-name="T8">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4">JBossJTA </text:span>does not currently impose any restriction on the ability of threads to terminate transactions.</text:p>
      <text:p text:style-name="arj-paragraph">The <text:span text:style-name="T8">rollback</text:span><text:span text:style-name="T14"> </text:span>method is used to rollback the transaction associated with the current thread. After the <text:span text:style-name="T8">rollback</text:span><text:span text:style-name="T14"> </text:span>method completes, the thread is associated with no transaction.</text:p>
      <text:list xml:id="list1186886987" text:continue-numbering="true" text:style-name="WW8Num17">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8">commit</text:span> or <text:span text:style-name="T8">rollback</text:span> by throwing <text:span text:style-name="T8">IllegalStateException</text:span>.</text:p>
        </text:list-item>
      </text:list>
      <text:h text:style-name="P40" text:outline-level="2"><text:soft-page-break/>Suspending and resuming a transaction</text:h>
      <text:p text:style-name="arj-paragraph">The JTA supports the concept of a thread temporarily suspending and resuming transactions to enable it to perform non-transactional work. The <text:span text:style-name="T8">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8">null</text:span><text:span text:style-name="T15"> </text:span>object reference is returned; otherwise, a valid <text:span text:style-name="T8">Transaction</text:span><text:span text:style-name="T14"> </text:span>object is returned. The <text:span text:style-name="T8">Transaction</text:span><text:span text:style-name="T14"> </text:span>object can later be passed to the <text:span text:style-name="T8">resume</text:span><text:span text:style-name="T14"> </text:span>method to reinstate the transaction context.</text:p>
      <text:p text:style-name="arj-paragraph">The <text:span text:style-name="T8">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xml:id="list1886196160" text:continue-numbering="true" text:style-name="WW8Num17">
        <text:list-item>
          <text:p text:style-name="arj-note">if <text:span text:style-name="T7">resume</text:span><text:span text:style-name="T14"> </text:span>is invoked when the calling thread is already associated with another transaction, the Transaction Manager throws the <text:span text:style-name="T7">IllegalStateException</text:span><text:span text:style-name="T14"> </text:span>exception.</text:p>
        </text:list-item>
      </text:list>
      <text:p text:style-name="arj-code">Transaction tobj = TransactionManager.suspend();</text:p>
      <text:p text:style-name="arj-code">..</text:p>
      <text:p text:style-name="arj-code">TransactionManager.resume(tobj);</text:p>
      <text:list xml:id="list2009399208" text:continue-numbering="true" text:style-name="WW8Num17">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4">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41" text:outline-level="2">The Transaction interface</text:h>
      <text:p text:style-name="arj-paragraph">The <text:span text:style-name="T8">Transaction</text:span><text:span text:style-name="T14"> </text:span>interface allows operations to be performed on the transaction associated with the target object. Every top-level transaction is associated with one <text:span text:style-name="T8">Transaction</text:span><text:span text:style-name="T14"> </text:span>object when the transaction is created. The <text:span text:style-name="T8">Transaction</text:span><text:span text:style-name="T14"> </text:span>object can be used to:</text:p>
      <text:list xml:id="list1713683642" text:continue-list="list2152004644"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8">commit</text:span><text:span text:style-name="T14"> </text:span>and <text:span text:style-name="T8">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4">JBossJTA </text:span>does not impose restrictions on threads terminating transactions.</text:p>
      <text:list xml:id="list442226399" text:continue-list="list2009399208" text:style-name="WW8Num17">
        <text:list-item text:start-value="1">
          <text:p text:style-name="arj-note">The JTA standard does not provide a means to obtain the transaction identifier. However, in <text:span text:style-name="T4">JBossJTA</text:span> there are several ways in which this can be viewed. Simply printing the transaction instance (calling <text:span text:style-name="T29">toString</text:span>) will give full information about the transaction, containing the identifier. Alternatively you can cast the <text:span text:style-name="T29">javax.transaction.Transaction</text:span> instance to a <text:span text:style-name="T29">com.arjuna.ats.jta.transaction.Transaction</text:span> and then call <text:span text:style-name="T29">get_uid</text:span>, which returns an ArjunaCore <text:span text:style-name="T29">Uid</text:span> representation, or <text:span text:style-name="T29">getTxId</text:span>, which returns an <text:span text:style-name="T29">Xid</text:span> for the global identifier, i.e., no branch qualifier.</text:p>
        </text:list-item>
      </text:list>
      <text:h text:style-name="P41"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8">enlistResource</text:span><text:span text:style-name="T14"> </text:span>method with an <text:span text:style-name="T8">XAResource</text:span><text:span text:style-name="T14"> </text:span>object which identifies the resource in use. See <text:bookmark-ref text:reference-format="chapter" text:ref-name="_Ref42179723"/> for details on how the implementation of the <text:span text:style-name="T9">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8">XAResource.start</text:span><text:span text:style-name="T14"> </text:span>method call to the resource manager.</text:p>
      <text:p text:style-name="arj-paragraph">The <text:span text:style-name="T8">delistResource</text:span><text:span text:style-name="T14"> </text:span>method is used to disassociate the specified resource from the transaction context in the target object. The application server invokes the method with the two parameters: the <text:span text:style-name="T8">XAResource</text:span><text:span text:style-name="T14"> </text:span>object that represents the resource, and a flag to indicate whether the operation is due to the transaction being suspended (<text:span text:style-name="T8">TMSUSPEND</text:span>), a portion of the work has failed (<text:span text:style-name="T8">TMFAIL</text:span>), or a normal resource release by the application (<text:span text:style-name="T8">TMSUCCESS</text:span>).</text:p>
      <text:p text:style-name="arj-paragraph">The de-list request results in the transaction manager informing the resource manager to end the association of the transaction with the target <text:span text:style-name="T8">XAResource</text:span>. The flag value allows the application server to indicate whether it intends to come back to the same resource whereby the resource states must be kept intact. The transaction manager passes the appropriate flag value in its <text:span text:style-name="T8">XAResource.end</text:span><text:span text:style-name="T14"> </text:span>method call to the underlying resource manager.</text:p>
      <text:h text:style-name="P41" text:outline-level="2"><text:soft-page-break/>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8">Synchronization</text:span><text:span text:style-name="T14"> </text:span>call back object to be invoked by the transaction manager:</text:p>
      <text:list xml:id="list2043779298" text:continue-list="list1713683642" text:style-name="WW8Num26">
        <text:list-item text:start-value="1">
          <text:p text:style-name="arj-bullet">The <text:span text:style-name="T8">beforeCompletion</text:span><text:span text:style-name="T14"> </text:span>method is called prior to the start of the two-phase transaction complete process. This call is executed in the same transaction context of the caller who initiates the <text:span text:style-name="T8">TransactionManager.</text:span><text:span text:style-name="T14">commit </text:span>or the call is executed with no transaction context if <text:span text:style-name="T8">Transaction.commit</text:span><text:span text:style-name="T14"> </text:span>is used.</text:p>
        </text:list-item>
        <text:list-item>
          <text:p text:style-name="arj-bullet">The <text:span text:style-name="T8">afterCompletion</text:span><text:span text:style-name="T14"> </text:span>method is called after the transaction has completed. The status of the transaction is supplied in the parameter. This method is executed without a transaction context.</text:p>
        </text:list-item>
      </text:list>
      <text:h text:style-name="P40" text:outline-level="2">Transaction equality</text:h>
      <text:p text:style-name="arj-paragraph">The transaction manager implements the <text:span text:style-name="T8">Transaction</text:span> object’s <text:span text:style-name="T8">equals</text:span><text:span text:style-name="T14"> </text:span>method to allow comparison between the target object and another <text:span text:style-name="T8">Transaction</text:span><text:span text:style-name="T14"> </text:span>object. The <text:span text:style-name="T8">equals</text:span><text:span text:style-name="T14"> </text:span>method should return <text:span text:style-name="T3">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ext:soft-page-break/>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xml:id="list1017380521" text:continue-list="list1807246697" text:style-name="WW8Num30">
        <text:list-item text:start-value="1">
          <text:p text:style-name="arj-chapternumber"/>
        </text:list-item>
      </text:list>
      <text:p text:style-name="P26">The Resource Manager</text:p>
      <text:p text:style-name="P29">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8">javax.transaction.xa.XAResource</text:span><text:span text:style-name="T14"> </text:span>interface is a Java mapping of the XA interface. The <text:span text:style-name="T8">XAResource</text:span><text:span text:style-name="T14"> </text:span>interface defines the contract between a Resource Manager and a Transaction Manager in a distributed transaction processing environment. A resource adapter for a resource manager implements the <text:span text:style-name="T8">XAResource</text:span><text:span text:style-name="T14"> </text:span>interface to support association of a top-level transaction to a resource such as a relational database.</text:p>
      <text:p text:style-name="arj-paragraph">The <text:span text:style-name="T8">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8">XAResource</text:span><text:span text:style-name="T14"> </text:span>object that serves as a proxy object to the underlying resource manager instance. The transaction manager obtains an <text:span text:style-name="T8">XAResource</text:span><text:span text:style-name="T14"> </text:span>for each resource manager participating in a top-level transaction. It uses the <text:span text:style-name="T8">start</text:span><text:span text:style-name="T14"> </text:span>method to associate the transaction with the resource, and it uses the <text:span text:style-name="T8">end</text:span><text:span text:style-name="T14"> </text:span>method to disassociate the transaction from the resource.</text:p>
      <text:p text:style-name="arj-paragraph">The resource manager is responsible for associating the transaction with all work performed on its data between the <text:span text:style-name="T8">start</text:span><text:span text:style-name="T14"> </text:span>and <text:span text:style-name="T8">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8">XAResource</text:span> differs from the standard XA interface in the following ways:</text:p>
      <text:list xml:id="list1949748226" text:continue-list="list2043779298" text:style-name="WW8Num26">
        <text:list-item text:start-value="1">
          <text:p text:style-name="arj-bullet">The resource manager initialization is done implicitly by the resource adapter when the resource (connection) is acquired. There is no <text:span text:style-name="T9">xa_open</text:span><text:span text:style-name="T15"> </text:span>equivalent.</text:p>
        </text:list-item>
        <text:list-item>
          <text:p text:style-name="arj-bullet"><text:span text:style-name="T9">Rmid</text:span><text:span text:style-name="T15"> </text:span>is not passed as an argument. Each <text:span text:style-name="T9">Rmid</text:span><text:span text:style-name="T15"> </text:span>is represented by a separate <text:span text:style-name="T9">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9">XAResource</text:span><text:span text:style-name="T14"> </text:span>object are mapped to Java exceptions via the <text:span text:style-name="T9">XAException</text:span><text:span text:style-name="T14"> </text:span>class.</text:p>
        </text:list-item>
        <text:list-item>
          <text:p text:style-name="arj-bullet">The DTP concept of “Thread of Control” maps to all Java threads that are given access to the <text:span text:style-name="T9">XAResource</text:span><text:span text:style-name="T14"> </text:span>and <text:span text:style-name="T9">Connection</text:span><text:span text:style-name="T14"> </text:span>objects. For example, it is legal for two different threads to perform the <text:span text:style-name="T6">start</text:span><text:span text:style-name="T14"> </text:span>and <text:span text:style-name="T6">end</text:span><text:span text:style-name="T14"> </text:span>operations on the same <text:span text:style-name="T9">XAResource</text:span><text:span text:style-name="T14"> </text:span>object.</text:p>
        </text:list-item>
      </text:list>
      <text:h text:style-name="P40" text:outline-level="2"><text:soft-page-break/>Extended XAResource control</text:h>
      <text:p text:style-name="Standard">By default, whenever an <text:span text:style-name="T10">XAResource</text:span> object is registered with a JTA compliant transaction service, you have no control over the order in which it will be invoked during the two-phase commit protocol, with respect to other <text:span text:style-name="T10">XAResource</text:span> objects. In <text:span text:style-name="T3">JBossTS</text:span>, however, there is support for controlling the order via the two interfaces <text:span text:style-name="T10">com.arjuna.ats.jta.resources.StartXAResource </text:span>and <text:span text:style-name="T10">com.arjuna.ats.jta.resources.EndXAResource</text:span>. By inheriting your <text:span text:style-name="T10">XAResource</text:span> instance from either of these interfaces, you control whether an instance of your class will be invoked first or last, respectively.</text:p>
      <text:list xml:id="list404690985" text:continue-list="list442226399"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3">JBossTS</text:span>.</text:p>
      <text:p text:style-name="Standard">In order to use the LRCO, your XAResource implementation must extend the <text:span text:style-name="T10">com.arjuna.ats.jta.resources.LastResourceCommitOptimisation</text:span> marker interface (it provides no methods). When enlisting the resource via <text:span text:style-name="T10">Transaction.enlistResource</text:span>, <text:span text:style-name="T3">JBossTS</text:span> will ensure that only a single instance of this type of participant is used within each transaction. Your resource will be driven last in the commit protocol: no invocation of prepare will occur.</text:p>
      <text:list xml:id="list1224739028" text:continue-numbering="true" text:style-name="WW8Num17">
        <text:list-item>
          <text:p text:style-name="arj-note">By default an attempt to enlist more than one instance of a LastResourceCommitOptimisation class will fail and <text:span text:style-name="T3">false</text:span> will be returned from Transaction.enlistResource. This behaviour can be overridden by setting the <text:span text:style-name="T8">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xml:id="list250103667" text:style-name="WW8Num16">
        <text:list-item>
          <text:list>
            <text:list-item>
              <text:list>
                <text:list-item>
                  <text:p text:style-name="P44">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text:soft-page-break/>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xml:id="list1403144137" text:continue-list="list1949748226"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xml:id="list1850233895" text:continue-list="list1401281066" text:style-name="WW8Num24">
        <text:list-item text:start-value="1">
          <text:p text:style-name="arj-caution">Even when this support is enabled, JBossTS will issue warnings when it detects that the option has been enabled (“<text:span text:style-name="T5">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3">This is transactionally unsafe and should not be relied on.</text:span>”).</text:p>
        </text:list-item>
      </text:list>
      <text:list xml:id="list1058192071" text:continue-list="list1224739028" text:style-name="WW8Num17">
        <text:list-item text:start-value="1">
          <text:p text:style-name="arj-note">You can choose to override the above mentioned warning at runtime by setting the <text:span text:style-name="T27">CoreEnvironmentBean.disableMultipleLastResourcesWarning</text:span> property to true. You will see a warning that you have done this when JBossTS starts up and see the warning about enlisting multiple one-phase resources once the first time this occurs, but after that no further warnings will be output. You should obviously only consider changing the default value of this property (false) with caution.</text:p>
        </text:list-item>
      </text:list>
      <text:p text:style-name="Heading_20_1">Opening a Resource Manager</text:p>
      <text:p text:style-name="arj-paragraph">The X/Open XA interface requires that the transaction manager initialize a resource manager (<text:span text:style-name="T8">xa_open</text:span>) prior to any other <text:span text:style-name="T8">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xml:id="list1507830863" text:continue-list="list1403144137" text:style-name="WW8Num26">
        <text:list-item text:start-value="1">
          <text:p text:style-name="arj-bullet"><text:soft-page-break/>An <text:span text:style-name="T8">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8">close</text:span><text:span text:style-name="T14"> </text:span>method, the resource adapter invalidates the connection object reference that was held by the application and notifies the application server about the close. The transaction manager should invoke the <text:span text:style-name="T8">XAResource.end</text:span><text:span text:style-name="T14"> </text:span>method to disassociate the transaction from that connection.</text:p>
      <text:p text:style-name="arj-paragraph">The <text:span text:style-name="T8">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8">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8">XAResource</text:span><text:span text:style-name="T14"> </text:span>object. The resource context and the transaction context may be operated independent of thread context. This means that it is possible for different threads to be invoking the <text:span text:style-name="T8">start</text:span><text:span text:style-name="T14"> </text:span>and <text:span text:style-name="T8">end</text:span><text:span text:style-name="T14"> </text:span>methods.</text:p>
      <text:p text:style-name="arj-paragraph">If the application server allows multiple threads to use a single <text:span text:style-name="T8">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8">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8">start</text:span><text:span text:style-name="T14"> </text:span>method, and disassociated from the resource via the <text:span text:style-name="T8">end</text:span><text:span text:style-name="T14"> </text:span>method. The resource adapter is responsible for internally maintaining an association between the resource connection object and the <text:span text:style-name="T8">XAResource</text:span><text:span text:style-name="T14"> </text:span>object. At any given time, a connection is associated with a single transaction, or it is not associated with any transaction at all. Because JTA does not support nested transactions it is an error for the <text:span text:style-name="T8">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8">start</text:span><text:span text:style-name="T14"> </text:span>and <text:span text:style-name="T8">end</text:span><text:span text:style-name="T14"> </text:span>are invoked properly for each transaction context switch. Each time the resource is used with a different transaction, the method <text:span text:style-name="T8">end</text:span><text:span text:style-name="T14"> </text:span>must be invoked for the previous transaction that was associated with the resource, and <text:span text:style-name="T8">start</text:span><text:span text:style-name="T14"> </text:span>must be invoked for the current transaction context.</text:p>
      <text:p text:style-name="Heading_20_1"><text:soft-page-break/>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8">XAResource</text:span><text:span text:style-name="T14"> </text:span>object in use is associated with the transaction. This is done by invoking the <text:span text:style-name="T8">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8">XAResource</text:span><text:span text:style-name="T14"> </text:span>methods concurrently for transaction commit processing. For example, <text:s/>with reference to the code below, suppose we have a transactional resource <text:span text:style-name="T8">r1</text:span>. Global transaction <text:span text:style-name="T8">xid1</text:span><text:span text:style-name="T14"> </text:span>was started<text:span text:style-name="T15"> </text:span>and ended<text:span text:style-name="T15"> </text:span>with <text:span text:style-name="T6">r1</text:span>. Then a different global transaction <text:span text:style-name="T6">xid2</text:span><text:span text:style-name="T14"> </text:span>is associated with <text:span text:style-name="T6">r1</text:span>. In the meanwhile, the transaction manager may start the two phase commit process for <text:span text:style-name="T6">xid1</text:span><text:span text:style-name="T14"> </text:span>using <text:span text:style-name="T6">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27">XAResource xares = r1.getXAResource();<text:line-break/><text:line-break/>xares.start(xid1); // associate xid1 to the connection<text:line-break/><text:line-break/>..</text:p>
      <text:p text:style-name="P27">xares.end(xid1); // disassociate xid1 to the connection</text:p>
      <text:p text:style-name="P27">..</text:p>
      <text:p text:style-name="P27">xares.start(xid2); // associate xid2 to the connection</text:p>
      <text:p text:style-name="P27">..</text:p>
      <text:p text:style-name="P27">// While the connection is associated with xid2,</text:p>
      <text:p text:style-name="P27">// the TM starts the commit process for xid1</text:p>
      <text:p text:style-name="P27">status = xares.prepare(xid1);</text:p>
      <text:p text:style-name="P27">..</text:p>
      <text:p text:style-name="P27">xares.commit(xid1, false);</text:p>
      <text:p text:style-name="Heading_20_1"><text:soft-page-break/>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6">XAResource</text:span><text:span text:style-name="T14"> </text:span>interface is not used for local transactions. When using the same connection to perform both local and global transactions, the following rules apply:</text:p>
      <text:list xml:id="list2170961859" text:continue-list="list1507830863"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8">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CoordinatorEnvironmentBean<text:span text:style-name="T8">.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8">setTransactionTimeout</text:span> is called on <text:span text:style-name="T8">XAResource</text:span> instances.</text:p>
      <text:p text:style-name="Standard">If the <text:span text:style-name="T8">JTAEnvironmentBean.</text:span><text:bookmark-start text:name="DDE_LINK6"/><text:span text:style-name="T8">xaTransactionTimeoutEnabled</text:span><text:bookmark-end text:name="DDE_LINK6"/> property is set to <text:span text:style-name="T8">true</text:span> (the default) then it will be called on all instances. Alternatively, the <text:span text:style-name="T8">setXATransactionTimeoutEnabled</text:span> method of <text:span text:style-name="T8">com.arjuna.ats.jta.common.Configuration</text:span> can be used.</text:p>
      <text:p text:style-name="Heading_20_1">Dynamic Registration</text:p>
      <text:p text:style-name="arj-paragraph">Dynamic registration is not supported in <text:span text:style-name="T8">XAResource</text:span> because of the following reasons:</text:p>
      <text:list xml:id="list416274055" text:continue-list="list2170961859" text:style-name="WW8Num26">
        <text:list-item text:start-value="1">
          <text:p text:style-name="arj-bullet"><text:soft-page-break/>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xml:id="list832907639" text:continue-list="list1017380521" text:style-name="WW8Num30">
        <text:list-item text:start-value="1">
          <text:p text:style-name="arj-chapternumber"><text:bookmark-start text:name="_Ref42179723"/></text:p>
        </text:list-item>
      </text:list>
      <text:p text:style-name="P26"><text:bookmark-end text:name="_Ref42179723"/>Transaction recovery</text:p>
      <text:p text:style-name="P29">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8">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8">XADataSource </text:span>object, which is a factory for the JDBC <text:span text:style-name="T8">XAConnection </text:span>objects.</text:p>
      <text:p text:style-name="arj-paragraph">Because <text:span text:style-name="T8">XAResource</text:span> objects are not persistent across system failures, the Transaction Manager needs to have some way to acquire the <text:span text:style-name="T8">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8">XAResource</text:span> object for each connection. The Transaction Manager then invokes the <text:span text:style-name="T8">XAResource.recover</text:span> method to ask each resource manager to return the transactions that are currently in a prepared or heuristically completed state.</text:p>
      <text:list xml:id="list458516008" text:continue-list="list1058192071"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the property <text:span text:style-name="T12">JTAEnvironmentBean.xaRecoveryNodes</text:span>; multiple values may be provided in a list.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4">JBossJTA </text:span>JDBC driver, then <text:span text:style-name="T4">JBossJTA</text:span> will take care of all <text:span text:style-name="T9">XAResource</text:span> crash recovery automatically. Otherwise one of the following recovery mechanisms will be used:</text:p>
      <text:list xml:id="list962699176" text:continue-list="list416274055" text:style-name="WW8Num26">
        <text:list-item text:start-value="1">
          <text:p text:style-name="arj-bullet">If the <text:span text:style-name="T9">XAResource</text:span> is serializable, then the serialized form will be saved during transaction commitment, and used during recovery. It is assumed that the recreated <text:span text:style-name="T9">XAResource</text:span> is valid and can be used to drive recovery on the associated database.</text:p>
        </text:list-item>
        <text:list-item>
          <text:p text:style-name="arj-bullet">The<text:alphabetical-index-mark text:string-value="XAResourceRecovery"/> <text:span text:style-name="T9">com.arjuna.ats.jta.recovery.XAResourceRecovery</text:span>, <text:span text:style-name="T9">com.arjuna.ats.jta.recovery.XARecoveryResourceManager</text:span> and <text:span text:style-name="T9">com.arjuna.ats.jta.recovery.XARecoveryResource</text:span> interfaces are used. These are documented in the <text:span text:style-name="T4">JDBC chapters </text:span>on failure recovery<text:span text:style-name="T4">.</text:span></text:p>
        </text:list-item>
      </text:list>
      <text:p text:style-name="Heading_20_1"><text:soft-page-break/>Recovering XAConnections</text:p>
      <text:p text:style-name="arj-paragraph"><text:alphabetical-index-mark text:string-value="Failure recovery"/>When recovering from failures, <text:span text:style-name="T3">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3">JBossJTA</text:span> interface<text:alphabetical-index-mark text:string-value="JDBC2 Recovery"/> <text:span text:style-name="T8">com.arjuna.ats.jta.recovery.XAResourceRecovery</text:span>, one for each database that may be used by an application<text:alphabetical-index-mark text:string-value="XAResourceRecovery"/>.</text:p>
      <text:list xml:id="list606803623" text:continue-list="list458516008" text:style-name="WW8Num17">
        <text:list-item text:start-value="1">
          <text:p text:style-name="arj-note">if using the transactional JDBC driver provided with JBossJTA, then no additional work is necessary in order to ensure that recovery occurs.</text:p>
        </text:list-item>
      </text:list>
      <text:p text:style-name="arj-paragraph">To inform the recovery system about each of the <text:span text:style-name="T8">XAResourceRecovery</text:span> instances, it is necessary to specify their class names through the JTAEnvironmentBean.xaResourceRecoveryInstances property variable, whose values is a list of space separated strings, each being a classname followed by optional configuration information.</text:p>
      <text:p text:style-name="arj-code">JTAEnvironmentBean.xaResourceRecoveryInstances=com.foo.barRecovery</text:p>
      <text:p text:style-name="arj-paragraph">Additional information that will be passed to the instance when it is created may be specified after a semicolon:</text:p>
      <text:p text:style-name="arj-code">JTAEnvironmentBean.xaResourceRecoveryInstances=com.foo.barRecovery;myData=hello</text:p>
      <text:list xml:id="list1796111523" text:continue-numbering="true" text:style-name="WW8Num17">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xml:id="list2173533214" text:continue-list="list962699176" text:style-name="WW8Num26">
        <text:list-item text:start-value="1">
          <text:p text:style-name="arj-bullet"><text:span text:style-name="T4">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4">hasMoreResources</text:span>: each <text:span text:style-name="T9">XAResourceRecovery</text:span> implementation may provide multiple <text:span text:style-name="T9">XAResource</text:span> instances. Before any call to <text:span text:style-name="T9">getXAResource</text:span> is made, <text:span text:style-name="T9">hasMoreResources</text:span> is called to determine whether there are any further <text:soft-page-break/>connections to be obtained. If this returns <text:span text:style-name="T4">false</text:span>, <text:span text:style-name="T9">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4">getXAResource</text:span>: returns an instance of the <text:span text:style-name="T9">XAResource</text:span> object. How this is created (and how the parameters to its constructors are obtained) is up to the <text:span text:style-name="T9">XAResourceRecovery</text:span> implementation. The parameters to the constructors of this class should be similar to those used when creating the initial driver or data source, and should obviously be sufficient to create new <text:span text:style-name="T9">XAResources</text:span> that can be used to drive recovery.</text:p>
          <text:p text:style-name="P47"/>
        </text:list-item>
      </text:list>
      <text:list xml:id="list1222645669" text:continue-list="list1796111523" text:style-name="WW8Num17">
        <text:list-item text:start-value="1">
          <text:p text:style-name="arj-note">If you want your XAResourceRecovery instance to be called during each sweep of the recovery manager then you should ensure that once hasMoreResources returns <text:span text:style-name="T3">false</text:span> to indicate the end of work for the current scan it then returns <text:span text:style-name="T3">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6"><text:tab/><text:tab/><text:tab/><text:tab/><text:tab/>com.arjuna.ats.jta.recovery.<text:bookmark-start text:name="DDE_LINK3"/>XAResourceRecoveryHelper</text:p>
      <text:p text:style-name="P16"><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6"><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text:soft-page-break/>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xml:id="list2147140585" text:continue-numbering="true" text:style-name="WW8Num17">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xml:id="list1549693620" text:continue-list="list2173533214" text:style-name="WW8Num26">
        <text:list-item text:start-value="1">
          <text:p text:style-name="arj-bullet"><text:span text:style-name="T13">com.arjuna.ats.internal.jdbc.recovery.BasicXARecovery</text:span>: this expects an XML property file to be specified upon creation and from which it will read the configuration properties for the datasource. For example:</text:p>
        </text:list-item>
      </text:list>
      <text:p text:style-name="P19">&lt;?xml version="1.0" encoding="UTF-8"?&gt;</text:p>
      <text:p text:style-name="P19">&lt;!DOCTYPE properties SYSTEM "http://java.sun.com/dtd/properties.dtd"&gt;&lt;</text:p>
      <text:p text:style-name="P19">&lt;properties&gt;</text:p>
      <text:p text:style-name="P19"><text:s text:c="3"/>&lt;entry key="DB_X_DatabaseUser"&gt;username&lt;/entry&gt;</text:p>
      <text:p text:style-name="P19"><text:s text:c="3"/>&lt;entry key="DB_X_DatabasePassword"&gt;password"&lt;/entry&gt;</text:p>
      <text:p text:style-name="P19"><text:s text:c="3"/>&lt;entry key="DB_X_DatabaseDynamicClass"&gt;DynamicClass&lt;/entry&gt;</text:p>
      <text:p text:style-name="P19"><text:s text:c="3"/>&lt;entry key="DB_X_DatabaseURL"&gt;theURL&lt;/entry&gt;</text:p>
      <text:p text:style-name="P18">&lt;/properties&gt;</text:p>
      <text:list xml:id="list866989917" text:continue-list="list1549693620"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19"><text:bookmark-start text:name="DDE_LINK5"/>&lt;?xml version="1.0" encoding="UTF-8"?&gt;</text:p>
      <text:p text:style-name="P19">&lt;!DOCTYPE properties SYSTEM "http://java.sun.com/dtd/properties.dtd"&gt;&lt;</text:p>
      <text:p text:style-name="P19">&lt;properties&gt;</text:p>
      <text:p text:style-name="P19"><text:s text:c="8"/>&lt;entry key="DatabaseJNDIName"&gt;java:ExampleDS&lt;/entry&gt;</text:p>
      <text:p text:style-name="P19"><text:s text:c="8"/>&lt;entry key="UserName"&gt;username&lt;/entry&gt;</text:p>
      <text:p text:style-name="P19"><text:s text:c="8"/>&lt;entry key="Password"&gt;password&lt;/entry&gt;</text:p>
      <text:p text:style-name="P20">&lt;/properties&gt;<text:bookmark-end text:name="DDE_LINK5"/></text:p>
      <text:p text:style-name="arj-paragraph">Because these classes are <text:span text:style-name="T29">XAResourceRecovery</text:span> instances they are passed any necessary initialization information via the <text:span text:style-name="T29">initialise</text:span> operation. In the case of BasicXARecovery and JDBCXARecovery this should be the location of a property file and is specified in the JBossTS configuration file. For example:</text:p>
      <text:p text:style-name="P33"><text:soft-page-break/></text:p>
      <text:p text:style-name="arj-code">com.arjuna.ats.jta.recovery.XAResourceRecoveryJDBC=com.arjuna.ats.internal.jdbc.recovery.JDBCXAResourceRecovery;thePropertyFile</text:p>
      <text:list xml:id="list1109920055" text:continue-list="list832907639" text:style-name="WW8Num30">
        <text:list-item text:start-value="1">
          <text:p text:style-name="arj-chapternumber"><text:bookmark-start text:name="_Ref42233526"/></text:p>
        </text:list-item>
      </text:list>
      <text:p text:style-name="P26"><text:bookmark-end text:name="_Ref42233526"/>JDBC and transactions</text:p>
      <text:p text:style-name="P29">Using the transactional JDBC driver</text:p>
      <text:p text:style-name="arj-paragraph"><text:span text:style-name="T4">JBossJTA </text:span>supports the construction of both local and distributed transactional applications which access databases using the JDBC APIs. <text:alphabetical-index-mark text:string-value="JDBC 2.0"/>JDBC supports two-phase commit of transactions, and is similar to the XA X/Open standard. The JDBC support is found in the <text:span text:style-name="T8">com.arjuna.ats.jdbc</text:span> package. A list of the tested drivers is available from the JBossTS website.</text:p>
      <text:list xml:id="list1519828894" text:continue-list="list2147140585" text:style-name="WW8Num17">
        <text:list-item text:start-value="1">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41" text:outline-level="2">Managing transactions</text:h>
      <text:p text:style-name="arj-paragraph"><text:span text:style-name="T4">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4">JBossJTA </text:span>to determine the invoking thread’s current transaction context.</text:p>
      <text:h text:style-name="P41"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4">JBossJTA </text:span>to ensure that transactional interactions with JDBC databases can be correctly managed:</text:p>
      <text:p text:style-name="arj-paragraph">Nested transactions are not supported by JDBC If an attempt is made to use a JDBC connection within a subtransaction, <text:span text:style-name="T4">JBossJTA </text:span>will throw a suitable exception and no work will be allowed on that connection. However, if you wish to have nested transactions, then you can set the <text:span text:style-name="T10">com.arjuna.ats.jta.supportSubtransactions</text:span> property to <text:span text:style-name="T10">YES</text:span>.</text:p>
      <text:p text:style-name="Heading_20_1">Transactional drivers</text:p>
      <text:p text:style-name="arj-paragraph"><text:alphabetical-index-mark text:string-value="Transactional drivers"/>The <text:span text:style-name="T4">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9">com.arjuna.ats.jdbc.TransactionalDriver</text:span>, which implements the <text:span text:style-name="T9">java.sql.Driver</text:span> interface.</text:p>
      <text:h text:style-name="P41" text:outline-level="2"><text:soft-page-break/>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8">java.sql.DriverManager</text:span>) by adding them to the Java system properties. The <text:span text:style-name="T8">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com.mysql.jdbc.Driver"); <text:line-break/> <text:s text:c="3"/>break;<text:line-break/>case PGSQL:<text:line-break/> <text:s text:c="3"/>p.put("jdbc.drivers", "org.postgresql.Driver"); <text:line-break/> <text:s text:c="3"/>break;<text:line-break/>}<text:line-break/><text:line-break/>System.setProperties(p);</text:p>
      <text:p text:style-name="arj-paragraph">Alternatively, the <text:span text:style-name="T8">Class.forName()</text:span> method may be used to load the driver or drivers:</text:p>
      <text:p text:style-name="arj-code">Class.forName("sun.jdbc.odbc.JdbcOdbcDriver");</text:p>
      <text:p text:style-name="arj-paragraph">Calling <text:span text:style-name="T8">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4">JBossJTA</text:span> and the implications on using them within an application.</text:p>
      <text:h text:style-name="P42" text:outline-level="2" text:is-list-header="true">Making the connection</text:h>
      <text:p text:style-name="arj-paragraph"><text:alphabetical-index-mark text:string-value="Making connections"/>Because JDBC connectivity in <text:span text:style-name="T3">JBossJTA</text:span> works by simply providing a new JDBC driver, application code can remain relatively the same to that when not using transactions. Typically, the application programmer need only start and terminate transactions.</text:p>
      <text:h text:style-name="P41" text:outline-level="2"><text:bookmark-start text:name="_Ref511641654"/><text:soft-page-break/>JDBC<text:bookmark-end text:name="_Ref511641654"/></text:h>
      <text:p text:style-name="arj-paragraph">Before describing the JDBC support it is necessary to mention that <text:alphabetical-index-mark text:string-value=" properties" text:key1="JDBC 2.0"/>the following properties can be set and passed to the <text:span text:style-name="T3">JBossJTA</text:span> driver (they are all located in the <text:span text:style-name="T8">com.arjuna.ats.jdbc.TransactionalDriver</text:span> class):</text:p>
      <text:list xml:id="list492367243" text:continue-list="list866989917" text:style-name="WW8Num26">
        <text:list-item text:start-value="1">
          <text:p text:style-name="arj-bullet"><text:span text:style-name="T3">userName</text:span>: the user name to use when attempting to connect to the database.</text:p>
        </text:list-item>
        <text:list-item>
          <text:p text:style-name="arj-bullet"><text:span text:style-name="T3">password</text:span>: the password to use when attempting to connect to the database.</text:p>
        </text:list-item>
        <text:list-item>
          <text:p text:style-name="arj-bullet"><text:span text:style-name="T3">createDb</text:span>: if set to true, the driver will attempt to create the database when it connects. This may not be supported by all JDBC implementations.</text:p>
        </text:list-item>
        <text:list-item>
          <text:p text:style-name="arj-bullet"><text:span text:style-name="T3">dynamicClass</text:span>: this specifies a class to instantiate to connect to the database, rather than using JNDI.</text:p>
        </text:list-item>
      </text:list>
      <text:h text:style-name="P40" text:outline-level="2">XADataSources</text:h>
      <text:p text:style-name="arj-paragraph">JDBC connections are created from appropriate <text:span text:style-name="T9">DataSources</text:span>. Those connections which must participate within distributed transactions are obtained from <text:alphabetical-index-mark text:string-value="XADataSource"/><text:span text:style-name="T9">XADataSources</text:span>. Therefore, when using a JDBC driver, <text:span text:style-name="T4">JBossJTA</text:span> will use the appropriate <text:alphabetical-index-mark text:string-value="DataSource"/><text:span text:style-name="T9">DataSource</text:span> whenever a connection to the database is made. It will then obtain<text:alphabetical-index-mark text:string-value="XAResource"/> <text:span text:style-name="T9">XAResources</text:span> and register them with the transaction via the<text:alphabetical-index-mark text:string-value="Relationship to JTA"/> JTA interfaces. It is these <text:span text:style-name="T9">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4">JBossJTA</text:span> JDBC support can obtain <text:span text:style-name="T9">XADataSources</text:span>. These will be explained in the following sections. Note, for simplicity we shall assume that the JDBC driver is instantiated directly by the application.</text:p>
      <text:h text:style-name="P41" text:outline-level="2"><text:bookmark-start text:name="_Ref483378096"/>Java Naming and Directory I<text:bookmark-end text:name="_Ref483378096"/>nterface (JNDI)</text:h>
      <text:p text:style-name="arj-paragraph">In order to allow a JDBC driver to use arbitrary <text:span text:style-name="T9">DataSources</text:span> without having to know specific details about their implementations, <text:span text:style-name="T9">DataSources</text:span> are typically obtained from JNDI. A specific <text:span text:style-name="T9">(XA)DataSource</text:span> can be created and registered with an appropriate JNDI implementation, and the application (or JDBC driver) can later bind to and use it. Since JNDI only allows the application to see the <text:span text:style-name="T9">(XA)DataSource</text:span> as an instance of the interface (e.g., <text:span text:style-name="T9">javax.sql.XADataSource</text:span>) rather than as an instance of the implementation class (e.g., <text:span text:style-name="T9">com.mydb.myXADataSource</text:span>), the application is not tied at build time to only use a specific <text:span text:style-name="T9">(XA)DataSource</text:span> implementation.</text:p>
      <text:p text:style-name="arj-paragraph">To get the <text:span text:style-name="T9">TransactionalDriver</text:span> class to use a JNDI registered <text:span text:style-name="T9">XADataSource</text:span> it is first necessary to create the <text:span text:style-name="T9">XADataSource</text:span> instance and store it in an appropriate JNDI implementation. Details of how to do this can be found in the JDBC tutorial available at the Java web site.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soft-page-break/><text:line-break/>initialContext ctx = new InitialContext(env);<text:line-break/><text:line-break/>ctx.bind("jdbc/foo", ds);</text:p>
      <text:p text:style-name="arj-paragraph">Where the <text:span text:style-name="T9">Context.INITIAL_CONTEXT_FACTORY</text:span> property is the JNDI way of specifying the type of JNDI implementation to use.</text:p>
      <text:p text:style-name="arj-paragraph">Then the application must pass an appropriate connection URL to the JDBC driver:</text:p>
      <text:p text:style-name="arj-code">Properties dbProps = new Properties();<text:line-break/><text:line-break/>dbProps.setProperty(TransactionalDriver.userName, "user");<text:line-break/>dbProps.setProperty(TransactionalDriver.password, "password");</text:p>
      <text:p text:style-name="arj-code"/>
      <text:p text:style-name="arj-code">// the driver uses its own JNDI context info, remember to set it up:</text:p>
      <text:p text:style-name="arj-code">jdbcPropertyManager.propertyManager.setProperty(</text:p>
      <text:p text:style-name="arj-code"><text:tab/>"Context.INITIAL_CONTEXT_FACTORY", initialCtx);</text:p>
      <text:p text:style-name="arj-code">jdbcPropertyManager.propertyManager.setProperty(</text:p>
      <text:p text:style-name="arj-code"><text:tab/>"Context.PROVIDER_URL", myUrl);<text:line-break/><text:line-break/>TransactionalDriver arjunaJDBCDriver = new TransactionalDriver();<text:line-break/>Connection connection = arjunaJDBCDriver.connect("jdbc:arjuna:jdbc/foo", dbProps);</text:p>
      <text:p text:style-name="arj-paragraph">The JNDI URL must be pre-pended with <text:alphabetical-index-mark text:string-value="JNDI string extension"/><text:span text:style-name="T4">jdbc:arjuna:</text:span> in order for the <text:span text:style-name="T9">TransactionalDriver</text:span> to recognise that the <text:span text:style-name="T9">DataSource</text:span> must participate within transactions and be driven accordingly. </text:p>
      <text:h text:style-name="P41" text:outline-level="2">Dynamic class instantiation</text:h>
      <text:p text:style-name="arj-paragraph">In some cases a JNDI implementation is not available. For such situations, it is possible to specify an implementation of the <text:span text:style-name="T9">DynamicClass</text:span> interface, which will be used to get the <text:span text:style-name="T9">XADataSource</text:span> object. <text:span text:style-name="T31">This is not recommended</text:span>, but provides a fallback for environments where use of JNDI is not feasible.</text:p>
      <text:p text:style-name="arj-paragraph">Use the property <text:span text:style-name="T9">TransactionalDriver.dynamicClass</text:span><text:span text:style-name="T4"> </text:span><text:span text:style-name="T30">to specify the implementation to use. As an example, we provide </text:span><text:span text:style-name="T11">PropertyFileDynamicClass</text:span><text:span text:style-name="T30">, a </text:span><text:span text:style-name="T11">DynamicClass</text:span><text:span text:style-name="T30"> implementation that reads the </text:span><text:span text:style-name="T11">XADataSource </text:span><text:span text:style-name="T30">implementation class name and configuration properties from a file, then instantiates and configures it.</text:span></text:p>
      <text:p text:style-name="arj-paragraph">Note: the oracle_8_1_6 dynamic class is deprecated and should not be used.</text:p>
      <text:p text:style-name="arj-paragraph">The application code must specify which dynamic class the <text:span text:style-name="T9">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ext:bookmark-start text:name="DDE_LINK4"/>TransactionalDriver.dynamicClass<text:bookmark-end text:name="DDE_LINK4"/>,<text:line-break/> <text:s text:c="43"/>"com.arjuna.ats.internal.jdbc.drivers.PropertyFileDynamicClass);<text:line-break/><text:line-break/>TransactionalDriver arjunaJDBC2Driver = new TransactionalDriver();<text:line-break/><text:soft-page-break/>Connection connection = arjunaJDBC2Driver.connect("jdbc:arjuna:/path/to/property/file", dbProperties);</text:p>
      <text:h text:style-name="P41" text:outline-level="2">Using the connection</text:h>
      <text:p text:style-name="arj-paragraph">Once the connection has been established (for example, using the <text:span text:style-name="T8">java.sql.DriverManager.getConnection</text:span> method), all operations on the connection will be monitored by <text:span text:style-name="T3">JBossJTA</text:span>. Note, it is not necessary to use the transactional connection within transactions. If a transaction is not present when the connection is used, then operations will be performed directly on the database.</text:p>
      <text:list xml:id="list435105504" text:continue-list="list1519828894" text:style-name="WW8Num17">
        <text:list-item text:start-value="1">
          <text:p text:style-name="arj-note"><text:span text:style-name="T7">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3">JBossJTA</text:span> connections can be used within multiple different transactions simultaneously, i.e., different threads, with different notions of the current transaction, may use the same JDBC connection. <text:span text:style-name="T3">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3">close</text:span>, all operations performed on the connection at the application level will only be performed on this transaction-specific connection.</text:p>
      <text:p text:style-name="arj-paragraph"><text:span text:style-name="T3">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41" text:outline-level="2">Connection pooling</text:h>
      <text:p text:style-name="arj-paragraph">For each user name and password, <text:span text:style-name="T3">JBossJTA</text:span> will maintain a single instance of each connection for as long as that connection is in use. Subsequent requests for the same connection will get a reference to the originally created connection, rather than a new <text:soft-page-break/>instance. Attempts to close the connection are allowed, but the connection will only actually be closed when all users (including transactions) have either finished with the connection, or issued close calls.</text:p>
      <text:h text:style-name="P41"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4">JBossJTA</text:span> transactional driver will always obtain a new connection for each new transaction. However, if an existing connection is available and is currently unused, it is possible to make <text:span text:style-name="T4">JBossJTA</text:span> reuse this connection. In order to do this, the <text:span text:style-name="T9">reuseconnection=true</text:span> option must be specified on the JDBC URL. For example:</text:p>
      <text:p text:style-name="arj-code">jdbc:arjuna:sequelink://host:port;databaseName=foo;reuseconnection=true</text:p>
      <text:h text:style-name="P41"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3">JBossJTA</text:span> will drive the database (via the JDBC driver) to either commit or roll back any changes made to it. This happens transparently to the application.</text:p>
      <text:h text:style-name="P41" text:outline-level="2">AutoCommit</text:h>
      <text:p text:style-name="arj-paragraph"><text:alphabetical-index-mark text:string-value="AutoCommit"/>If <text:span text:style-name="T8">AutoCommit</text:span> of the <text:span text:style-name="T8">java.sql.Connection</text:span> is set to <text:span text:style-name="T8">true</text:span> for JDBC then the execution of every SQL statement is a separate top-level transaction, and grouping multiple statements to be managed within a single OTS transaction is not possible. Therefore, <text:span text:style-name="T3">JBossJTA</text:span> will disable <text:span text:style-name="T8">AutoCommit</text:span> on JDBC connections before they can be used. If auto commit is subsequently set to true by the application, <text:span text:style-name="T3">JBossJTA</text:span> will raise the <text:span text:style-name="T8">java.sql.SQLException</text:span>.</text:p>
      <text:h text:style-name="P41" text:outline-level="2">Setting isolation levels</text:h>
      <text:p text:style-name="Standard">When using the <text:span text:style-name="T3">JBossJTA</text:span> JDBC driver, it may be necessary to set the underlying transaction isolation level on the XA connection. By default, this is set to <text:span text:style-name="T10">TRANSACTION_SERIALIZABLE</text:span>, but you may want to set this to something more appropriate for your application. In order to do this, set the <text:span text:style-name="T10">com.arjuna.ats.jdbc.isolationLevel</text:span> property to the appropriate isolation level in string form, e.g., <text:span text:style-name="T10">TRANSACTION_READ_COMMITTED</text:span>, or <text:span text:style-name="T10">TRANSACTION_REPEATABLE_READ</text:span>.</text:p>
      <text:list xml:id="list1973179172" text:continue-numbering="true" text:style-name="WW8Num17">
        <text:list-item>
          <text:p text:style-name="arj-note">At present this property applies to all XA connections created in the JVM.</text:p>
        </text:list-item>
      </text:list>
      <text:list xml:id="list1644868508" text:continue-list="list1109920055" text:style-name="WW8Num30">
        <text:list-item text:start-value="1">
          <text:p text:style-name="arj-chapternumber"/>
        </text:list-item>
      </text:list>
      <text:p text:style-name="P26">Examples</text:p>
      <text:p text:style-name="P29">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xml:id="list139432293" text:continue-list="list1850233895"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xml:id="list1800709009" text:continue-list="list492367243"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xml:id="list1176682779" text:continue-list="list1973179172" text:style-name="WW8Num17">
        <text:list-item text:start-value="1">
          <text:p text:style-name="arj-note">Some error handling code has been removed from this text for ease of readability purposes.</text:p>
        </text:list-item>
      </text:list>
      <text:p text:style-name="P21">/*</text:p>
      <text:p text:style-name="P14"><text:tab/> * Some XAResourceRecovery implementations will do their startup work here,</text:p>
      <text:p text:style-name="P14"><text:tab/> * and then do little or nothing in setDetails. Since this one needs to know</text:p>
      <text:p text:style-name="P14"><text:tab/> * dynamic class name, the constructor does nothing.</text:p>
      <text:p text:style-name="P14"><text:tab/> */</text:p>
      <text:p text:style-name="P13"/>
      <text:p text:style-name="P12"><text:span text:style-name="T19"><text:tab/></text:span><text:span text:style-name="T21">public</text:span><text:span text:style-name="T19"> BasicXARecovery () </text:span><text:span text:style-name="T21">throws</text:span><text:span text:style-name="T19"> SQLException</text:span></text:p>
      <text:p text:style-name="P15"><text:soft-page-break/><text:tab/>{</text:p>
      <text:p text:style-name="P12"><text:span text:style-name="T19"><text:tab/><text:tab/></text:span><text:span text:style-name="T22">numberOfConnections</text:span><text:span text:style-name="T19"> = 1;</text:span></text:p>
      <text:p text:style-name="P12"><text:span text:style-name="T19"><text:tab/><text:tab/></text:span><text:span text:style-name="T22">connectionIndex</text:span><text:span text:style-name="T19"> = 0;</text:span></text:p>
      <text:p text:style-name="P12"><text:span text:style-name="T19"><text:tab/><text:tab/></text:span><text:span text:style-name="T22">props</text:span><text:span text:style-name="T19"> = </text:span><text:span text:style-name="T21">null</text:span><text:span text:style-name="T19">;</text:span></text:p>
      <text:p text:style-name="P15"><text:tab/>}</text:p>
      <text:p text:style-name="P13"/>
      <text:p text:style-name="P12"><text:span text:style-name="T19"><text:tab/></text:span><text:span text:style-name="T24">/**</text:span></text:p>
      <text:p text:style-name="P12"><text:span text:style-name="T19"><text:tab/> </text:span><text:span text:style-name="T24">*</text:span><text:span text:style-name="T19"> </text:span><text:span text:style-name="T24">The</text:span><text:span text:style-name="T19"> </text:span><text:span text:style-name="T24">recovery</text:span><text:span text:style-name="T19"> </text:span><text:span text:style-name="T24">module</text:span><text:span text:style-name="T19"> </text:span><text:span text:style-name="T24">will</text:span><text:span text:style-name="T19"> </text:span><text:span text:style-name="T24">have</text:span><text:span text:style-name="T19"> </text:span><text:span text:style-name="T24">chopped</text:span><text:span text:style-name="T19"> </text:span><text:span text:style-name="T24">off</text:span><text:span text:style-name="T19"> </text:span><text:span text:style-name="T24">this</text:span><text:span text:style-name="T19"> </text:span><text:span text:style-name="T24">class</text:span><text:span text:style-name="T19"> </text:span><text:span text:style-name="T24">name</text:span><text:span text:style-name="T19"> </text:span><text:span text:style-name="T24">already.</text:span><text:span text:style-name="T19"> </text:span><text:span text:style-name="T24">The</text:span></text:p>
      <text:p text:style-name="P12"><text:span text:style-name="T19"><text:tab/> </text:span><text:span text:style-name="T24">*</text:span><text:span text:style-name="T19"> </text:span><text:span text:style-name="T24">parameter</text:span><text:span text:style-name="T19"> </text:span><text:span text:style-name="T24">should</text:span><text:span text:style-name="T19"> </text:span><text:span text:style-name="T24">specify</text:span><text:span text:style-name="T19"> </text:span><text:span text:style-name="T24">a</text:span><text:span text:style-name="T19"> </text:span><text:span text:style-name="T24">property</text:span><text:span text:style-name="T19"> </text:span><text:span text:style-name="T24">file</text:span><text:span text:style-name="T19"> </text:span><text:span text:style-name="T24">from</text:span><text:span text:style-name="T19"> </text:span><text:span text:style-name="T24">which</text:span><text:span text:style-name="T19"> </text:span><text:span text:style-name="T24">the</text:span><text:span text:style-name="T19"> </text:span><text:span text:style-name="T24">url,</text:span><text:span text:style-name="T19"> </text:span><text:span text:style-name="T24">user</text:span><text:span text:style-name="T19"> </text:span><text:span text:style-name="T24">name,</text:span></text:p>
      <text:p text:style-name="P12"><text:span text:style-name="T19"><text:tab/> </text:span><text:span text:style-name="T24">*</text:span><text:span text:style-name="T19"> </text:span><text:span text:style-name="T24">password,</text:span><text:span text:style-name="T19"> </text:span><text:span text:style-name="T24">etc.</text:span><text:span text:style-name="T19"> </text:span><text:span text:style-name="T24">can</text:span><text:span text:style-name="T19"> </text:span><text:span text:style-name="T24">be</text:span><text:span text:style-name="T19"> </text:span><text:span text:style-name="T24">read.</text:span></text:p>
      <text:p text:style-name="P12"><text:span text:style-name="T19"><text:tab/> </text:span><text:span text:style-name="T24">*</text:span><text:span text:style-name="T19"> </text:span></text:p>
      <text:p text:style-name="P12"><text:span text:style-name="T19"><text:tab/> </text:span><text:span text:style-name="T24">*</text:span><text:span text:style-name="T19"> </text:span><text:span text:style-name="T25">@message</text:span><text:span text:style-name="T19"> </text:span><text:span text:style-name="T24">com.arjuna.ats.internal.jdbc.recovery.initexp</text:span><text:span text:style-name="T19"> </text:span><text:span text:style-name="T24">An</text:span><text:span text:style-name="T19"> </text:span><text:span text:style-name="T24">exception</text:span></text:p>
      <text:p text:style-name="P12"><text:span text:style-name="T19"><text:tab/> </text:span><text:span text:style-name="T24">*</text:span><text:span text:style-name="T19"> <text:s text:c="9"/></text:span><text:span text:style-name="T24">occurred</text:span><text:span text:style-name="T19"> </text:span><text:span text:style-name="T24">during</text:span><text:span text:style-name="T19"> </text:span><text:span text:style-name="T24">initialisation.</text:span></text:p>
      <text:p text:style-name="P12"><text:span text:style-name="T19"><text:tab/> </text:span><text:span text:style-name="T24">*/</text:span></text:p>
      <text:p text:style-name="P13"/>
      <text:p text:style-name="P12"><text:span text:style-name="T19"><text:tab/></text:span><text:span text:style-name="T21">public</text:span><text:span text:style-name="T19"> </text:span><text:span text:style-name="T21">boolean</text:span><text:span text:style-name="T19"> initialise (String parameter) </text:span><text:span text:style-name="T21">throws</text:span><text:span text:style-name="T19"> SQLException</text:span></text:p>
      <text:p text:style-name="P15"><text:tab/>{</text:p>
      <text:p text:style-name="P12"><text:span text:style-name="T19"><text:tab/><text:tab/></text:span><text:span text:style-name="T21">if</text:span><text:span text:style-name="T19"> (parameter == </text:span><text:span text:style-name="T21">null</text:span><text:span text:style-name="T19">) </text:span></text:p>
      <text:p text:style-name="P12"><text:span text:style-name="T19"><text:tab/><text:tab/><text:tab/></text:span><text:span text:style-name="T21">return</text:span><text:span text:style-name="T19"> </text:span><text:span text:style-name="T21">true</text:span><text:span text:style-name="T19">;</text:span></text:p>
      <text:p text:style-name="P13"/>
      <text:p text:style-name="P12"><text:span text:style-name="T19"><text:tab/><text:tab/></text:span><text:span text:style-name="T21">int</text:span><text:span text:style-name="T19"> breakPosition = parameter.indexOf(</text:span><text:span text:style-name="T23">BREAKCHARACTER</text:span><text:span text:style-name="T19">);</text:span></text:p>
      <text:p text:style-name="P15"><text:tab/><text:tab/>String fileName = parameter;</text:p>
      <text:p text:style-name="P13"/>
      <text:p text:style-name="P12"><text:span text:style-name="T19"><text:tab/><text:tab/></text:span><text:span text:style-name="T21">if</text:span><text:span text:style-name="T19"> (breakPosition != -1)</text:span></text:p>
      <text:p text:style-name="P15"><text:tab/><text:tab/>{</text:p>
      <text:p text:style-name="P15"><text:tab/><text:tab/><text:tab/>fileName = parameter.substring(0, breakPosition - 1);</text:p>
      <text:p text:style-name="P13"/>
      <text:p text:style-name="P12"><text:span text:style-name="T19"><text:tab/><text:tab/><text:tab/></text:span><text:span text:style-name="T21">try</text:span></text:p>
      <text:p text:style-name="P15"><text:tab/><text:tab/><text:tab/>{</text:p>
      <text:p text:style-name="P12"><text:span text:style-name="T19"><text:tab/><text:tab/><text:tab/><text:tab/></text:span><text:span text:style-name="T22">numberOfConnections</text:span><text:span text:style-name="T19"> = Integer.</text:span><text:span text:style-name="T20">parseInt</text:span><text:span text:style-name="T19">(parameter</text:span></text:p>
      <text:p text:style-name="P15"><text:tab/><text:tab/><text:tab/><text:tab/><text:tab/><text:tab/>.substring(breakPosition + 1));</text:p>
      <text:p text:style-name="P15"><text:tab/><text:tab/><text:tab/>}</text:p>
      <text:p text:style-name="P12"><text:span text:style-name="T19"><text:tab/><text:tab/><text:tab/></text:span><text:span text:style-name="T21">catch</text:span><text:span text:style-name="T19"> (NumberFormatException e)</text:span></text:p>
      <text:p text:style-name="P15"><text:tab/><text:tab/><text:tab/>{</text:p>
      <text:p text:style-name="P12"><text:span text:style-name="T19"><text:tab/><text:tab/><text:tab/><text:tab/></text:span><text:span text:style-name="T21">return</text:span><text:span text:style-name="T19"> </text:span><text:span text:style-name="T21">false</text:span><text:span text:style-name="T19">;</text:span></text:p>
      <text:p text:style-name="P15"><text:tab/><text:tab/><text:tab/>}</text:p>
      <text:p text:style-name="P15"><text:tab/><text:tab/>}</text:p>
      <text:p text:style-name="P13"/>
      <text:p text:style-name="P12"><text:span text:style-name="T19"><text:tab/><text:tab/></text:span><text:span text:style-name="T21">try</text:span></text:p>
      <text:p text:style-name="P15"><text:tab/><text:tab/>{</text:p>
      <text:p text:style-name="P15"><text:tab/><text:tab/><text:tab/>String uri = com.arjuna.common.util.FileLocator</text:p>
      <text:p text:style-name="P12"><text:span text:style-name="T19"><text:tab/><text:tab/><text:tab/><text:tab/><text:tab/>.</text:span><text:span text:style-name="T20">locateFile</text:span><text:span text:style-name="T19">(fileName);</text:span></text:p>
      <text:p text:style-name="P12"><text:span text:style-name="T19"><text:tab/><text:tab/><text:tab/>jdbcPropertyManager.</text:span><text:span text:style-name="T23">propertyManager</text:span><text:span text:style-name="T19">.load(XMLFilePlugin.</text:span><text:span text:style-name="T21">class</text:span></text:p>
      <text:p text:style-name="P15"><text:tab/><text:tab/><text:tab/><text:tab/><text:tab/>.getName(), uri);</text:p>
      <text:p text:style-name="P13"/>
      <text:p text:style-name="P12"><text:span text:style-name="T19"><text:tab/><text:tab/><text:tab/></text:span><text:span text:style-name="T22">props</text:span><text:span text:style-name="T19"> = jdbcPropertyManager.</text:span><text:span text:style-name="T23">propertyManager</text:span><text:span text:style-name="T19">.getProperties();</text:span></text:p>
      <text:p text:style-name="P15"><text:tab/><text:tab/>}</text:p>
      <text:p text:style-name="P12"><text:span text:style-name="T19"><text:tab/><text:tab/></text:span><text:span text:style-name="T21">catch</text:span><text:span text:style-name="T19"> (Exception e)</text:span></text:p>
      <text:p text:style-name="P15"><text:tab/><text:tab/>{</text:p>
      <text:p text:style-name="P12"><text:span text:style-name="T19"><text:tab/><text:tab/><text:tab/></text:span><text:span text:style-name="T21">return</text:span><text:span text:style-name="T19"> </text:span><text:span text:style-name="T21">false</text:span><text:span text:style-name="T19">;</text:span></text:p>
      <text:p text:style-name="P15"><text:tab/><text:tab/>}</text:p>
      <text:p text:style-name="P13"/>
      <text:p text:style-name="P12"><text:span text:style-name="T19"><text:tab/><text:tab/></text:span><text:span text:style-name="T21">return</text:span><text:span text:style-name="T19"> </text:span><text:span text:style-name="T21">true</text:span><text:span text:style-name="T19">;</text:span></text:p>
      <text:p text:style-name="P15"><text:tab/>}</text:p>
      <text:p text:style-name="P13"/>
      <text:p text:style-name="P12"><text:span text:style-name="T19"><text:tab/></text:span><text:span text:style-name="T24">/**</text:span></text:p>
      <text:p text:style-name="P12"><text:span text:style-name="T19"><text:tab/> </text:span><text:span text:style-name="T24">*</text:span><text:span text:style-name="T19"> </text:span><text:span text:style-name="T25">@message</text:span><text:span text:style-name="T19"> </text:span><text:span text:style-name="T24">com.arjuna.ats.internal.jdbc.recovery.xarec</text:span><text:span text:style-name="T19"> </text:span><text:span text:style-name="T24">{0}</text:span><text:span text:style-name="T19"> </text:span><text:span text:style-name="T24">could</text:span><text:span text:style-name="T19"> </text:span><text:span text:style-name="T24">not</text:span><text:span text:style-name="T19"> </text:span><text:span text:style-name="T24">find</text:span></text:p>
      <text:p text:style-name="P12"><text:span text:style-name="T19"><text:tab/> </text:span><text:span text:style-name="T24">*</text:span><text:span text:style-name="T19"> <text:s text:c="9"/></text:span><text:span text:style-name="T24">information</text:span><text:span text:style-name="T19"> </text:span><text:span text:style-name="T24">for</text:span><text:span text:style-name="T19"> </text:span><text:span text:style-name="T24">connection!</text:span></text:p>
      <text:p text:style-name="P12"><text:span text:style-name="T19"><text:tab/> </text:span><text:span text:style-name="T24">*/</text:span></text:p>
      <text:p text:style-name="P13"/>
      <text:p text:style-name="P12"><text:span text:style-name="T19"><text:tab/></text:span><text:span text:style-name="T21">public</text:span><text:span text:style-name="T19"> </text:span><text:span text:style-name="T21">synchronized</text:span><text:span text:style-name="T19"> XAResource getXAResource () </text:span><text:span text:style-name="T21">throws</text:span><text:span text:style-name="T19"> SQLException</text:span></text:p>
      <text:p text:style-name="P15"><text:soft-page-break/><text:tab/>{</text:p>
      <text:p text:style-name="P12"><text:span text:style-name="T19"><text:tab/><text:tab/>JDBC2RecoveryConnection conn = </text:span><text:span text:style-name="T21">null</text:span><text:span text:style-name="T19">;</text:span></text:p>
      <text:p text:style-name="P13"/>
      <text:p text:style-name="P12"><text:span text:style-name="T19"><text:tab/><text:tab/></text:span><text:span text:style-name="T21">if</text:span><text:span text:style-name="T19"> (hasMoreResources())</text:span></text:p>
      <text:p text:style-name="P15"><text:tab/><text:tab/>{</text:p>
      <text:p text:style-name="P12"><text:span text:style-name="T19"><text:tab/><text:tab/><text:tab/></text:span><text:span text:style-name="T22">connectionIndex</text:span><text:span text:style-name="T19">++;</text:span></text:p>
      <text:p text:style-name="P13"/>
      <text:p text:style-name="P15"><text:tab/><text:tab/><text:tab/>conn = getStandardConnection();</text:p>
      <text:p text:style-name="P13"/>
      <text:p text:style-name="P12"><text:span text:style-name="T19"><text:tab/><text:tab/><text:tab/></text:span><text:span text:style-name="T21">if</text:span><text:span text:style-name="T19"> (conn == </text:span><text:span text:style-name="T21">null</text:span><text:span text:style-name="T19">) conn = getJNDIConnection();</text:span></text:p>
      <text:p text:style-name="P15"><text:tab/><text:tab/>}</text:p>
      <text:p text:style-name="P13"/>
      <text:p text:style-name="P12"><text:span text:style-name="T19"><text:tab/><text:tab/></text:span><text:span text:style-name="T21">return</text:span><text:span text:style-name="T19"> conn.recoveryConnection().getConnection().getXAResource();</text:span></text:p>
      <text:p text:style-name="P15"><text:tab/>}</text:p>
      <text:p text:style-name="P13"/>
      <text:p text:style-name="P12"><text:span text:style-name="T19"><text:tab/></text:span><text:span text:style-name="T21">public</text:span><text:span text:style-name="T19"> </text:span><text:span text:style-name="T21">synchronized</text:span><text:span text:style-name="T19"> </text:span><text:span text:style-name="T21">boolean</text:span><text:span text:style-name="T19"> hasMoreResources ()</text:span></text:p>
      <text:p text:style-name="P15"><text:tab/>{</text:p>
      <text:p text:style-name="P12"><text:span text:style-name="T19"><text:tab/><text:tab/></text:span><text:span text:style-name="T21">if</text:span><text:span text:style-name="T19"> (</text:span><text:span text:style-name="T22">connectionIndex</text:span><text:span text:style-name="T19"> == </text:span><text:span text:style-name="T22">numberOfConnections</text:span><text:span text:style-name="T19">) </text:span></text:p>
      <text:p text:style-name="P12"><text:span text:style-name="T19"><text:tab/><text:tab/><text:tab/></text:span><text:span text:style-name="T21">return</text:span><text:span text:style-name="T19"> </text:span><text:span text:style-name="T21">false</text:span><text:span text:style-name="T19">;</text:span></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true</text:span><text:span text:style-name="T19">;</text:span></text:p>
      <text:p text:style-name="P15"><text:tab/>}</text:p>
      <text:p text:style-name="P13"/>
      <text:p text:style-name="P12"><text:span text:style-name="T19"><text:tab/></text:span><text:span text:style-name="T21">private</text:span><text:span text:style-name="T19"> </text:span><text:span text:style-name="T21">final</text:span><text:span text:style-name="T19"> JDBC2RecoveryConnection getStandardConnection ()</text:span></text:p>
      <text:p text:style-name="P12"><text:span text:style-name="T19"><text:tab/><text:tab/><text:tab/></text:span><text:span text:style-name="T21">throws</text:span><text:span text:style-name="T19"> SQLException</text:span></text:p>
      <text:p text:style-name="P15"><text:tab/>{</text:p>
      <text:p text:style-name="P12"><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2"><text:span text:style-name="T19"><text:tab/><text:tab/>String url = </text:span><text:span text:style-name="T21">new</text:span><text:span text:style-name="T19"> String(</text:span><text:span text:style-name="T23">dbTag</text:span><text:span text:style-name="T19"> + number + </text:span><text:span text:style-name="T23">urlTag</text:span><text:span text:style-name="T19">);</text:span></text:p>
      <text:p text:style-name="P12"><text:span text:style-name="T19"><text:tab/><text:tab/>String password = </text:span><text:span text:style-name="T21">new</text:span><text:span text:style-name="T19"> String(</text:span><text:span text:style-name="T23">dbTag</text:span><text:span text:style-name="T19"> + number + </text:span><text:span text:style-name="T23">passwordTag</text:span><text:span text:style-name="T19">);</text:span></text:p>
      <text:p text:style-name="P12"><text:span text:style-name="T19"><text:tab/><text:tab/>String user = </text:span><text:span text:style-name="T21">new</text:span><text:span text:style-name="T19"> String(</text:span><text:span text:style-name="T23">dbTag</text:span><text:span text:style-name="T19"> + number + </text:span><text:span text:style-name="T23">userTag</text:span><text:span text:style-name="T19">);</text:span></text:p>
      <text:p text:style-name="P12"><text:span text:style-name="T19"><text:tab/><text:tab/>String dynamicClass = </text:span><text:span text:style-name="T21">new</text:span><text:span text:style-name="T19"> String(</text:span><text:span text:style-name="T23">dbTag</text:span><text:span text:style-name="T19"> + number + </text:span><text:span text:style-name="T23">dynamicClassTag</text:span><text:span text:style-name="T19">);</text:span></text:p>
      <text:p text:style-name="P13"/>
      <text:p text:style-name="P12"><text:span text:style-name="T19"><text:tab/><text:tab/>Properties dbProperties = </text:span><text:span text:style-name="T21">new</text:span><text:span text:style-name="T19"> Properties();</text:span></text:p>
      <text:p text:style-name="P13"/>
      <text:p text:style-name="P12"><text:span text:style-name="T19"><text:tab/><text:tab/>String theUser = </text:span><text:span text:style-name="T22">props</text:span><text:span text:style-name="T19">.getProperty(user);</text:span></text:p>
      <text:p text:style-name="P12"><text:span text:style-name="T19"><text:tab/><text:tab/>String thePassword = </text:span><text:span text:style-name="T22">props</text:span><text:span text:style-name="T19">.getProperty(password);</text:span></text:p>
      <text:p text:style-name="P13"/>
      <text:p text:style-name="P12"><text:span text:style-name="T19"><text:tab/><text:tab/></text:span><text:span text:style-name="T21">if</text:span><text:span text:style-name="T19"> (theUser != </text:span><text:span text:style-name="T21">null</text:span><text:span text:style-name="T19">)</text:span></text:p>
      <text:p text:style-name="P15"><text:tab/><text:tab/>{</text:p>
      <text:p text:style-name="P12"><text:span text:style-name="T19"><text:tab/><text:tab/><text:tab/>dbProperties.put(TransactionalDriver.</text:span><text:span text:style-name="T23">userName</text:span><text:span text:style-name="T19">, theUser);</text:span></text:p>
      <text:p text:style-name="P12"><text:span text:style-name="T19"><text:tab/><text:tab/><text:tab/>dbProperties.put(TransactionalDriver.</text:span><text:span text:style-name="T23">password</text:span><text:span text:style-name="T19">, thePassword);</text:span></text:p>
      <text:p text:style-name="P13"/>
      <text:p text:style-name="P12"><text:span text:style-name="T19"><text:tab/><text:tab/><text:tab/>String dc = </text:span><text:span text:style-name="T22">props</text:span><text:span text:style-name="T19">.getProperty(dynamicClass);</text:span></text:p>
      <text:p text:style-name="P13"/>
      <text:p text:style-name="P12"><text:span text:style-name="T19"><text:tab/><text:tab/><text:tab/></text:span><text:span text:style-name="T21">if</text:span><text:span text:style-name="T19"> (dc != </text:span><text:span text:style-name="T21">null</text:span><text:span text:style-name="T19">)</text:span></text:p>
      <text:p text:style-name="P12"><text:span text:style-name="T19"><text:tab/><text:tab/><text:tab/><text:tab/>dbProperties.put(TransactionalDriver.</text:span><text:span text:style-name="T23">dynamicClass</text:span><text:span text:style-name="T19">, dc);</text:span></text:p>
      <text:p text:style-name="P13"/>
      <text:p text:style-name="P12"><text:span text:style-name="T19"><text:tab/><text:tab/><text:tab/></text:span><text:span text:style-name="T21">return</text:span><text:span text:style-name="T19"> </text:span><text:span text:style-name="T21">new</text:span><text:span text:style-name="T19"> JDBC2RecoveryConnection(url, dbProperties);</text:span></text:p>
      <text:p text:style-name="P15"><text:tab/><text:tab/>}</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null</text:span><text:span text:style-name="T19">;</text:span></text:p>
      <text:p text:style-name="P15"><text:tab/>}</text:p>
      <text:p text:style-name="P13"/>
      <text:p text:style-name="P12"><text:span text:style-name="T19"><text:tab/></text:span><text:span text:style-name="T21">private</text:span><text:span text:style-name="T19"> </text:span><text:span text:style-name="T21">final</text:span><text:span text:style-name="T19"> JDBC2RecoveryConnection getJNDIConnection ()</text:span></text:p>
      <text:p text:style-name="P12"><text:span text:style-name="T19"><text:tab/><text:tab/><text:tab/></text:span><text:span text:style-name="T21">throws</text:span><text:span text:style-name="T19"> SQLException</text:span></text:p>
      <text:p text:style-name="P15"><text:tab/>{</text:p>
      <text:p text:style-name="P12"><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2"><text:span text:style-name="T19"><text:tab/><text:tab/>String url = </text:span><text:span text:style-name="T21">new</text:span><text:span text:style-name="T19"> String(</text:span><text:span text:style-name="T23">dbTag</text:span><text:span text:style-name="T19"> + </text:span><text:span text:style-name="T23">jndiTag</text:span><text:span text:style-name="T19"> + number + </text:span><text:span text:style-name="T23">urlTag</text:span><text:span text:style-name="T19">);</text:span></text:p>
      <text:p text:style-name="P12"><text:span text:style-name="T19"><text:tab/><text:tab/>String password = </text:span><text:span text:style-name="T21">new</text:span><text:span text:style-name="T19"> String(</text:span><text:span text:style-name="T23">dbTag</text:span><text:span text:style-name="T19"> + </text:span><text:span text:style-name="T23">jndiTag</text:span><text:span text:style-name="T19"> + number + </text:span><text:span text:style-name="T23">passwordTag</text:span><text:span text:style-name="T19">);</text:span></text:p>
      <text:p text:style-name="P12"><text:span text:style-name="T19"><text:tab/><text:tab/>String user = </text:span><text:span text:style-name="T21">new</text:span><text:span text:style-name="T19"> String(</text:span><text:span text:style-name="T23">dbTag</text:span><text:span text:style-name="T19"> + </text:span><text:span text:style-name="T23">jndiTag</text:span><text:span text:style-name="T19"> + number + </text:span><text:span text:style-name="T23">userTag</text:span><text:span text:style-name="T19">);</text:span></text:p>
      <text:p text:style-name="P13"/>
      <text:p text:style-name="P12"><text:soft-page-break/><text:span text:style-name="T19"><text:tab/><text:tab/>Properties dbProperties = </text:span><text:span text:style-name="T21">new</text:span><text:span text:style-name="T19"> Properties();</text:span></text:p>
      <text:p text:style-name="P13"/>
      <text:p text:style-name="P12"><text:span text:style-name="T19"><text:tab/><text:tab/>String theUser = </text:span><text:span text:style-name="T22">props</text:span><text:span text:style-name="T19">.getProperty(user);</text:span></text:p>
      <text:p text:style-name="P12"><text:span text:style-name="T19"><text:tab/><text:tab/>String thePassword = </text:span><text:span text:style-name="T22">props</text:span><text:span text:style-name="T19">.getProperty(password);</text:span></text:p>
      <text:p text:style-name="P13"/>
      <text:p text:style-name="P12"><text:span text:style-name="T19"><text:tab/><text:tab/></text:span><text:span text:style-name="T21">if</text:span><text:span text:style-name="T19"> (theUser != </text:span><text:span text:style-name="T21">null</text:span><text:span text:style-name="T19">)</text:span></text:p>
      <text:p text:style-name="P15"><text:tab/><text:tab/>{</text:p>
      <text:p text:style-name="P12"><text:span text:style-name="T19"><text:tab/><text:tab/><text:tab/>dbProperties.put(TransactionalDriver.</text:span><text:span text:style-name="T23">userName</text:span><text:span text:style-name="T19">, theUser);</text:span></text:p>
      <text:p text:style-name="P12"><text:span text:style-name="T19"><text:tab/><text:tab/><text:tab/>dbProperties.put(TransactionalDriver.</text:span><text:span text:style-name="T23">password</text:span><text:span text:style-name="T19">, thePassword);</text:span></text:p>
      <text:p text:style-name="P13"/>
      <text:p text:style-name="P12"><text:span text:style-name="T19"><text:tab/><text:tab/><text:tab/></text:span><text:span text:style-name="T21">return</text:span><text:span text:style-name="T19"> </text:span><text:span text:style-name="T21">new</text:span><text:span text:style-name="T19"> JDBC2RecoveryConnection(url, dbProperties);</text:span></text:p>
      <text:p text:style-name="P15"><text:tab/><text:tab/>}</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null</text:span><text:span text:style-name="T19">;</text:span></text:p>
      <text:p text:style-name="P15"><text:tab/>}</text:p>
      <text:p text:style-name="P13"/>
      <text:p text:style-name="P12"><text:span text:style-name="T19"><text:tab/></text:span><text:span text:style-name="T21">private</text:span><text:span text:style-name="T19"> </text:span><text:span text:style-name="T21">int</text:span><text:span text:style-name="T19"> </text:span><text:span text:style-name="T22">numberOfConnections</text:span><text:span text:style-name="T19">;</text:span></text:p>
      <text:p text:style-name="P12"><text:span text:style-name="T19"><text:tab/></text:span><text:span text:style-name="T21">private</text:span><text:span text:style-name="T19"> </text:span><text:span text:style-name="T21">int</text:span><text:span text:style-name="T19"> </text:span><text:span text:style-name="T22">connectionIndex</text:span><text:span text:style-name="T19">;</text:span></text:p>
      <text:p text:style-name="P12"><text:span text:style-name="T19"><text:tab/></text:span><text:span text:style-name="T21">private</text:span><text:span text:style-name="T19"> Properties </text:span><text:span text:style-name="T22">props</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bTag</text:span><text:span text:style-name="T19"> = </text:span><text:span text:style-name="T26">"DB_"</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rlTag</text:span><text:span text:style-name="T19"> = </text:span><text:span text:style-name="T26">"_DatabaseURL"</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passwordTag</text:span><text:span text:style-name="T19"> = </text:span><text:span text:style-name="T26">"_DatabasePassword"</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serTag</text:span><text:span text:style-name="T19"> = </text:span><text:span text:style-name="T26">"_DatabaseUser"</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ynamicClassTag</text:span><text:span text:style-name="T19"> = </text:span><text:span text:style-name="T26">"_DatabaseDynamicClass"</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jndiTag</text:span><text:span text:style-name="T19"> = </text:span><text:span text:style-name="T26">"JNDI_"</text:span><text:span text:style-name="T19">;</text:span></text:p>
      <text:p text:style-name="P13"/>
      <text:p text:style-name="P12"><text:span text:style-name="T19"><text:tab/></text:span><text:span text:style-name="T28">/*</text:span></text:p>
      <text:p text:style-name="P14"><text:tab/> * Example:</text:p>
      <text:p text:style-name="P14"><text:tab/> * </text:p>
      <text:p text:style-name="P14"><text:tab/> * DB2_DatabaseURL=jdbc\:arjuna\:sequelink\://qa02\:20001</text:p>
      <text:p text:style-name="P14"><text:tab/> * DB2_DatabaseUser=tester2 DB2_DatabasePassword=tester</text:p>
      <text:p text:style-name="P14"><text:tab/> * DB2_DatabaseDynamicClass=com.arjuna.ats.internal.jdbc.drivers.sequelink_5_1</text:p>
      <text:p text:style-name="P14"><text:tab/> * </text:p>
      <text:p text:style-name="P14"><text:tab/> * DB_JNDI_DatabaseURL=jdbc\:arjuna\:jndi DB_JNDI_DatabaseUser=tester1</text:p>
      <text:p text:style-name="P14"><text:tab/> * DB_JNDI_DatabasePassword=tester DB_JNDI_DatabaseName=empay</text:p>
      <text:p text:style-name="P14"><text:tab/> * DB_JNDI_Host=qa02 DB_JNDI_Port=20000</text:p>
      <text:p text:style-name="P14"><text:tab/> */</text:p>
      <text:p text:style-name="arj-paragraph"><text:span text:style-name="T21">private</text:span><text:span text:style-name="T19"> </text:span><text:span text:style-name="T21">static</text:span><text:span text:style-name="T19"> </text:span><text:span text:style-name="T21">final</text:span><text:span text:style-name="T19"> </text:span><text:span text:style-name="T21">char</text:span><text:span text:style-name="T19"> </text:span><text:span text:style-name="T23">BREAKCHARACTER</text:span><text:span text:style-name="T19"> = </text:span><text:span text:style-name="T26">';'</text:span><text:span text:style-name="T19">; </text:span><text:span text:style-name="T28">// delimiter for parameters</text:span></text:p>
      <text:p text:style-name="arj-paragraph">The class <text:span text:style-name="T9">com.arjuna.ats.internal.jdbc.recovery.JDBC2RecoveryConnection</text:span> may be used to create a new connection to the database using the same parameters that were used to create the initial connection.</text:p>
      <text:list xml:id="list547272969" text:continue-list="list1644868508" text:style-name="WW8Num30">
        <text:list-item text:start-value="1">
          <text:p text:style-name="arj-chapternumber"/>
        </text:list-item>
      </text:list>
      <text:p text:style-name="P26">Configuring JBossJTA</text:p>
      <text:p text:style-name="P29">Configuration loading mechanism</text:p>
      <text:p text:style-name="P34">The generic system by which configuration information is managed, is documented in the corresponding section of the ArjunaCore Programmer's Guide.</text:p>
      <text:p text:style-name="P29">Configuration options</text:p>
      <text:p text:style-name="P22">The following table is deprecated. The canonical reference for configuration options is now the javadoc of the various EnvironmentBean classes, For ArjunaJTA these are:</text:p>
      <text:p text:style-name="arj-code">com.arjuna.ats.jdbc.common.JDBCEnvironmentBean.java com.arjuna.ats.jta.common.JTAEnvironmentBean.java </text:p>
      <text:p text:style-name="P22">in addition to the EnvironmentBeans provided by ArjunaCore. <text:s/>Furthermore, modules built on ArjunaCore/ArjunaJTA may add additional beans. Please refer to the relevant Programmer's Guides for details of these.</text:p>
      <text:p text:style-name="P22"><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Configuration Name</text:p>
          </table:table-cell>
          <table:table-cell table:style-name="Table3.A1" office:value-type="string">
            <text:p text:style-name="P23">Possible Values</text:p>
          </table:table-cell>
          <table:table-cell table:style-name="Table3.C1" office:value-type="string">
            <text:p text:style-name="P23">Relevant Section</text:p>
          </table:table-cell>
        </table:table-row>
        <table:table-row table:style-name="Table3.1">
          <table:table-cell table:style-name="Table3.A2" office:value-type="string">
            <text:p text:style-name="P23">com.arjuna.ats.jta.supportSubtransactions</text:p>
          </table:table-cell>
          <table:table-cell table:style-name="Table3.A2" office:value-type="string">
            <text:p text:style-name="P23"><text:span text:style-name="T3">YES</text:span>/NO</text:p>
          </table:table-cell>
          <table:table-cell table:style-name="Table3.C2" office:value-type="string">
            <text:p text:style-name="P23"><text:bookmark-ref text:reference-format="chapter" text:ref-name="_Ref42233526"/></text:p>
          </table:table-cell>
        </table:table-row>
        <table:table-row table:style-name="Table3.1">
          <table:table-cell table:style-name="Table3.A2" office:value-type="string">
            <text:p text:style-name="P23">com.arjuna.ats.jta.jtaTMImplementation</text:p>
          </table:table-cell>
          <table:table-cell table:style-name="Table3.A2" office:value-type="string">
            <text:p text:style-name="P23">com.arjuna.ats.internal.jta.transaction.arjunacore.TransactionManagerImple/com.arjuna.ats.internal.jta.transaction.jts.TransactionManagerImple</text:p>
          </table:table-cell>
          <table:table-cell table:style-name="Table3.C2" office:value-type="string">
            <text:p text:style-name="P23"><text:bookmark-ref text:reference-format="chapter" text:ref-name="_Ref42233638"/></text:p>
          </table:table-cell>
        </table:table-row>
        <table:table-row table:style-name="Table3.1">
          <table:table-cell table:style-name="Table3.A2" office:value-type="string">
            <text:p text:style-name="P24">com.arjuna.ats.jta.jtaUTImplementation</text:p>
          </table:table-cell>
          <table:table-cell table:style-name="Table3.A2" office:value-type="string">
            <text:p text:style-name="P24">com.arjuna.ats.internal.jta.transaction.arjunacore.UserTransactionImple/com.arjuna.ats.internal.jta.transaction.jts.UserTransactionImple</text:p>
          </table:table-cell>
          <table:table-cell table:style-name="Table3.C2" office:value-type="string">
            <text:p text:style-name="P23"><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3">com.arjuna.ats.jta.xaBackoffPeriod</text:p>
          </table:table-cell>
          <table:table-cell table:style-name="Table3.A2" office:value-type="string">
            <text:p text:style-name="P23"/>
          </table:table-cell>
          <table:table-cell table:style-name="Table3.C2" office:value-type="string">
            <text:p text:style-name="P23"/>
          </table:table-cell>
        </table:table-row>
        <table:table-row table:style-name="Table3.1">
          <table:table-cell table:style-name="Table3.A2" office:value-type="string">
            <text:p text:style-name="P23">com.arjuna.ats.jdbc.isolationLevel</text:p>
          </table:table-cell>
          <table:table-cell table:style-name="Table3.A2" office:value-type="string">
            <text:p text:style-name="P23">Any supported JDBC isolation level.</text:p>
          </table:table-cell>
          <table:table-cell table:style-name="Table3.C2" office:value-type="string">
            <text:p text:style-name="P23"><text:bookmark-ref text:reference-format="chapter" text:ref-name="_Ref42233526"/></text:p>
          </table:table-cell>
        </table:table-row>
        <table:table-row table:style-name="Table3.1">
          <table:table-cell table:style-name="Table3.A2" office:value-type="string">
            <text:p text:style-name="P23">com.arjuna.ats.jta.xaTransactionTimetouEnabled</text:p>
          </table:table-cell>
          <table:table-cell table:style-name="Table3.A2" office:value-type="string">
            <text:p text:style-name="P23"><text:span text:style-name="T3">true</text:span>/false</text:p>
          </table:table-cell>
          <table:table-cell table:style-name="Table3.C2" office:value-type="string">
            <text:p text:style-name="P23">Chapter 3</text:p>
          </table:table-cell>
        </table:table-row>
        <table:table-row table:style-name="Table3.1">
          <table:table-cell table:style-name="Table3.A2" office:value-type="string">
            <text:p text:style-name="P25"/>
          </table:table-cell>
          <table:table-cell table:style-name="Table3.A2" office:value-type="string">
            <text:p text:style-name="P23"/>
          </table:table-cell>
          <table:table-cell table:style-name="Table3.C2" office:value-type="string">
            <text:p text:style-name="P23"/>
          </table:table-cell>
        </table:table-row>
      </table:table>
      <text:p text:style-name="arj-figure">Table <text:sequence text:ref-name="refTable1" text:name="Table" text:formula="ooow:Table+1" style:num-format="1">2</text:sequence>: JBossJTA configuration options.</text:p>
      <text:list xml:id="list1662618936" text:continue-numbering="true" text:style-name="WW8Num30">
        <text:list-item>
          <text:p text:style-name="arj-chapternumber"/>
        </text:list-item>
      </text:list>
      <text:p text:style-name="P26">Using JBossJTA in application servers</text:p>
      <text:p text:style-name="Heading_20_1">JBOSS Application Server</text:p>
      <text:h text:style-name="P41" text:outline-level="2">Configuration</text:h>
      <text:list xml:id="list2159677577" text:continue-list="list250103667" text:style-name="WW8Num16">
        <text:list-item>
          <text:list>
            <text:list-item>
              <text:list>
                <text:list-item text:start-value="1">
                  <text:p text:style-name="P45">Service Configuration</text:p>
                </text:list-item>
              </text:list>
            </text:list-item>
          </text:list>
        </text:list-item>
      </text:list>
      <text:p text:style-name="P8">When running embedded in JBossAS, the transaction system is configured primarily through the transaction-jboss-beans.xml file, which overrides properties read from the default properties file embedded in the .jar file.</text:p>
      <text:p text:style-name="arj-paragraph">There are a number of configurable attributes available. <text:s/>Some of these are as follows:</text:p>
      <text:p text:style-name="arj-paragraph">CoordinatorEnvironmentBean.defaultTimeout – The default transaction timeout to be used for new transactions. <text:s/>Specified as an integer in seconds.</text:p>
      <text:p text:style-name="arj-paragraph">CoordinatorEnvironmentBean.enableStatistics – This determines whether or not the transaction service should gather statistical information. <text:s/>This information can then be viewed using the TransactionStatistics MBean. <text:s/>Specified as a Boolean. The default is to not gather this information.</text:p>
      <text:p text:style-name="arj-paragraph">See the transaction-jboss-beans.xml file and the JBossAS administration and configuration guide for further information.</text:p>
      <text:h text:style-name="P41" text:outline-level="2">Logging</text:h>
      <text:p text:style-name="arj-paragraph">In order to make JBossTS logging semantically consistent with JBossAS, the TransactionManagerService modifies the level of some log messages. This is achieved by overriding the value of the LoggingEnvironmentBean.loggingFactory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41" text:outline-level="2"><text:soft-page-break/>The services</text:h>
      <text:p text:style-name="arj-paragraph">The TransactionManager bean provides transaction management services to other components are user code in JBossAS. Note that there are two different version of this bean and they requires different configuation. Take care to select the transaction-jboss-beans.xml suitable for your needs (local JTA or JTS).</text:p>
      <text:h text:style-name="P40"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6">AutoCommit<text:tab/>32</text:p>
            <text:p text:style-name="P36">DataSource<text:tab/>29</text:p>
            <text:p text:style-name="P36">Enlisting resources<text:tab/>12</text:p>
            <text:p text:style-name="P36">Example<text:tab/>33</text:p>
            <text:p text:style-name="P36">Failure recovery<text:tab/>23</text:p>
            <text:p text:style-name="P36">JBoss Transactions compliance<text:tab/>8</text:p>
            <text:p text:style-name="P36">JBoss Transactions restrictions<text:tab/>27</text:p>
            <text:p text:style-name="P36">JDBC 2.0<text:tab/>27</text:p>
            <text:p text:style-name="P35"><text:s/>properties<text:tab/>29</text:p>
            <text:p text:style-name="P36">JDBC2 Recovery<text:tab/>23</text:p>
            <text:p text:style-name="P36">JNDI string extension<text:tab/>30</text:p>
            <text:p text:style-name="P36">Loading drivers<text:tab/>28</text:p>
            <text:p text:style-name="P36">Making connections<text:tab/>28</text:p>
            <text:p text:style-name="P36">Package<text:tab/>9</text:p>
            <text:p text:style-name="P36">Relationship to JTA<text:tab/>29</text:p>
            <text:p text:style-name="P36">Thread restrictions<text:tab/>10</text:p>
            <text:p text:style-name="P35">suspending and resuming transactions<text:tab/>11</text:p>
            <text:p text:style-name="P35">terminating transactions<text:tab/>12</text:p>
            <text:p text:style-name="P36">Transaction synchronization<text:tab/>13</text:p>
            <text:p text:style-name="P36">Transactional drivers<text:tab/>27</text:p>
            <text:p text:style-name="P36">Transactional Objects for Java<text:tab/></text:p>
            <text:p text:style-name="P35">configuration<text:tab/>39</text:p>
            <text:p text:style-name="P36">TransactionManager<text:tab/>10</text:p>
            <text:p text:style-name="P36">Transactions<text:tab/></text:p>
            <text:p text:style-name="P35"><text:s/>timeout values<text:tab/>20</text:p>
            <text:p text:style-name="P36">UserTransaction<text:tab/>9</text:p>
            <text:p text:style-name="P36">Using connections<text:tab/>31</text:p>
            <text:p text:style-name="P36">XADataSource<text:tab/>29</text:p>
            <text:p text:style-name="P36">XAResource<text:tab/>15, 29</text:p>
            <text:p text:style-name="P36">XAResource<text:tab/></text:p>
            <text:p text:style-name="P35">failure recovery<text:tab/>22</text:p>
            <text:p text:style-name="P35"><text:s/>setTransactionTimeout<text:tab/>20</text:p>
            <text:p text:style-name="P36">XAResourceRecovery<text:tab/>22, 23</text:p>
          </text:index-body>
        </text:alphabetical-index>
        <text:p text:style-name="P30"/>
        <text:h text:style-name="P43"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default-outline-level=""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default-outline-level=""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default-outline-level=""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default-outline-level=""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style:list-level-properties/>
      </text:list-level-style-number>
      <text:list-level-style-number text:level="5" style:num-suffix="." style:num-format="1" text:display-levels="5">
        <style:list-level-properties text:space-before="1.75in" text:min-label-width="0.55in"/>
      </text:list-level-style-number>
      <text:list-level-style-number text:level="6" style:num-format="" text:start-value="0">
        <style:list-level-properties/>
      </text:list-level-style-number>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style:list-level-properties/>
      </text:list-level-style-number>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1945in" fo:text-align="end" style:justify-single-word="false"/>
    </style:style>
    <style:style style:name="MP2" style:family="paragraph" style:parent-style-name="Footer">
      <style:paragraph-properties fo:margin-top="0in" fo:margin-bottom="0.1945in"/>
    </style:style>
    <style:style style:name="MP3" style:family="paragraph" style:parent-style-name="Header">
      <style:paragraph-properties fo:margin-top="0in" fo:margin-bottom="0.1945in"/>
    </style:style>
    <style:style style:name="MP4" style:family="paragraph" style:parent-style-name="footereven">
      <style:paragraph-properties fo:margin-top="0in" fo:margin-bottom="0.1945in"/>
    </style:style>
    <style:style style:name="MP5" style:family="paragraph" style:parent-style-name="headerodd">
      <style:paragraph-properties fo:margin-top="0in" fo:margin-bottom="0.1945in"/>
    </style:style>
    <style:style style:name="MP6" style:family="paragraph" style:parent-style-name="Footer">
      <style:paragraph-properties fo:text-align="end" style:justify-single-word="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P11" style:family="paragraph" style:parent-style-name="Footer">
      <style:paragraph-properties fo:margin-left="-0.0138in" fo:margin-right="0in" fo:text-indent="0in" style:auto-text-indent="false"/>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11</text:page-number></text:p>
      </style:footer>
      <style:footer-left>
        <text:p text:style-name="MP2"><text:page-number style:num-format="1" text:select-page="current">11</text:page-number></text:p>
      </style:footer-left>
    </style:master-page>
    <style:master-page style:name="First_20_Page" style:display-name="First Page" style:page-layout-name="Mpm2" style:next-style-name="Standard">
      <style:header>
        <text:p text:style-name="MP3"/>
      </style:header>
      <style:footer>
        <text:p text:style-name="MP4"><text:span text:style-name="Page_20_Number">JBTA-PG</text:span>-<text:date style:data-style-name="N30" text:date-value="2010-02-23T14:28:55">2/23/10</text:date><text:tab/></text:p>
      </style:footer>
    </style:master-page>
    <style:master-page style:name="Convert_20_1" style:display-name="Convert 1" style:page-layout-name="Mpm2" style:next-style-name="Next_20_convert_20_1">
      <style:header>
        <text:p text:style-name="MP3"/>
      </style:header>
      <style:footer>
        <text:p text:style-name="MP4"><text:span text:style-name="Page_20_Number">ATA-PG</text:span>-<text:date style:data-style-name="N30" text:date-value="2010-02-23T14:28:55">2/23/10</text:date><text:tab/><text:span text:style-name="Page_20_Number"><text:page-number text:select-page="current">11</text:page-number></text:span></text:p>
      </style:footer>
    </style:master-page>
    <style:master-page style:name="Next_20_convert_20_1" style:display-name="Next convert 1" style:page-layout-name="Mpm2">
      <style:header>
        <text:p text:style-name="MP5"><text:tab/><text:tab/>Transports</text:p>
      </style:header>
      <style:header-left>
        <text:p text:style-name="MP3"/>
      </style:header-left>
      <style:footer>
        <text:p text:style-name="MP4"><text:span text:style-name="Page_20_Number">JBTA-PG</text:span>-<text:date style:data-style-name="N30" text:date-value="2010-02-23T14:28:55">2/23/10</text:date><text:span text:style-name="Page_20_Number"><text:tab/></text:span><text:span text:style-name="Page_20_Number"><text:page-number text:select-page="current">11</text:page-number></text:span></text:p>
      </style:footer>
      <style:footer-left>
        <text:p text:style-name="MP4"><text:span text:style-name="Page_20_Number"><text:page-number text:select-page="current">11</text:page-number></text:span><text:span text:style-name="Page_20_Number"><text:tab/>JBTA-PG-</text:span><text:span text:style-name="Page_20_Number"><text:date style:data-style-name="N30" text:date-value="2010-02-23T14:28:55">2/23/10</text:date></text:span><text:span text:style-name="Page_20_Number"> </text:span></text:p>
      </style:footer-left>
    </style:master-page>
    <style:master-page style:name="Convert_20_2" style:display-name="Convert 2" style:page-layout-name="Mpm3" style:next-style-name="Next_20_convert_20_2">
      <style:header>
        <text:p text:style-name="MP3"/>
      </style:header>
      <style:footer>
        <text:p text:style-name="MP6"><text:page-number text:select-page="current">11</text:page-number></text:p>
      </style:footer>
    </style:master-page>
    <style:master-page style:name="Next_20_convert_20_2" style:display-name="Next convert 2" style:page-layout-name="Mpm3">
      <style:header>
        <text:p text:style-name="MP7">Using JBossJTA in application servers</text:p>
      </style:header>
      <style:header-left>
        <text:p text:style-name="MP8"/>
      </style:header-left>
      <style:footer>
        <text:p text:style-name="Footer"/>
      </style:footer>
      <style:footer-left>
        <text:p text:style-name="Footer"><text:page-number text:select-page="current">11</text:page-number></text:p>
      </style:footer-left>
    </style:master-page>
    <style:master-page style:name="Convert_20_3" style:display-name="Convert 3" style:page-layout-name="Mpm4" style:next-style-name="Next_20_convert_20_3">
      <style:footer>
        <text:p text:style-name="Footer"><text:page-number text:select-page="current">11</text:page-number></text:p>
      </style:footer>
    </style:master-page>
    <style:master-page style:name="Next_20_convert_20_3" style:display-name="Next convert 3" style:page-layout-name="Mpm5">
      <style:header>
        <text:p text:style-name="MP9"/>
      </style:header>
      <style:header-left>
        <text:p text:style-name="MP10"/>
      </style:header-left>
      <style:footer>
        <text:p text:style-name="MP6"><text:page-number text:select-page="current">11</text:page-number></text:p>
      </style:footer>
      <style:footer-left>
        <text:p text:style-name="MP11"><text:page-number text:select-page="current">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4-08-10T16:13:00</meta:creation-date>
    <dc:creator>Jonathan Halliday</dc:creator>
    <dc:date>2010-02-23T14:28:55</dc:date>
    <meta:print-date>2008-03-13T15:17:00</meta:print-date>
    <dc:language>en-US</dc:language>
    <meta:editing-cycles>182</meta:editing-cycles>
    <meta:editing-duration>PT325H30M38S</meta:editing-duration>
    <meta:document-statistic meta:table-count="2" meta:image-count="0" meta:object-count="0" meta:page-count="43" meta:paragraph-count="657" meta:word-count="10593" meta:character-count="77772"/>
    <meta:user-defined meta:name="Info 1"/>
    <meta:user-defined meta:name="Info 2"/>
    <meta:user-defined meta:name="Info 3"/>
    <meta:user-defined meta:name="Info 4"/>
  </office:meta>
</office:document-meta>
</file>